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64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6.862cm"/>
    </style:style>
    <style:style style:name="co10" style:family="table-column">
      <style:table-column-properties fo:break-before="auto" style:column-width="24.218cm"/>
    </style:style>
    <style:style style:name="co11" style:family="table-column">
      <style:table-column-properties fo:break-before="auto" style:column-width="2.937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0.878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11.146cm"/>
    </style:style>
    <style:style style:name="co16" style:family="table-column">
      <style:table-column-properties fo:break-before="auto" style:column-width="0.9cm"/>
    </style:style>
    <style:style style:name="co17" style:family="table-column">
      <style:table-column-properties fo:break-before="auto" style:column-width="1.917cm"/>
    </style:style>
    <style:style style:name="co18" style:family="table-column">
      <style:table-column-properties fo:break-before="auto" style:column-width="1.727cm"/>
    </style:style>
    <style:style style:name="co19" style:family="table-column">
      <style:table-column-properties fo:break-before="auto" style:column-width="11.194cm"/>
    </style:style>
    <style:style style:name="co20" style:family="table-column">
      <style:table-column-properties fo:break-before="auto" style:column-width="1.896cm"/>
    </style:style>
    <style:style style:name="ro1" style:family="table-row">
      <style:table-row-properties style:row-height="1.12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>
      <style:table-cell-properties fo:background-color="#c0c0c0" style:text-align-source="fix" style:repeat-content="false" fo:wrap-option="wrap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7b59" fo:border="0.06pt solid #c0c0c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fd095" fo:border="0.06pt solid #c0c0c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border="0.06pt solid #c0c0c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dddddd" fo:border="0.06pt solid #c0c0c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0000">
      <style:table-cell-properties fo:background-color="#c0c0c0" style:text-align-source="fix" style:repeat-content="false" fo:wrap-option="wrap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20000">
      <style:table-cell-properties fo:background-color="transparent" fo:border="0.06pt solid #c0c0c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20000">
      <style:table-cell-properties fo:background-color="transparent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 fo:border="0.06pt solid #c0c0c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fo:border="0.06pt solid #c0c0c0"/>
      <style:text-properties fo:color="#000000" style:text-outline="false" style:text-line-through-style="none" style:text-line-through-type="none" style:font-name="Arial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45" style:family="table-cell" style:parent-style-name="Default"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06pt solid #000000" fo:background-color="#ffcc8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ffcc80" fo:border-left="none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utants with altered fitness PI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37"/>
        <table:table-column table:style-name="co5" table:default-cell-style-name="ce18"/>
        <table:table-column table:style-name="co6" table:default-cell-style-name="ce18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6" table:number-columns-repeated="1011" table:default-cell-style-name="ce15"/>
        <table:table-column table:style-name="co6" table:default-cell-style-name="ce45"/>
        <table:table-row table:style-name="ro1"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Atieno et al. 2018</text:p>
          </table:table-cell>
          <table:table-cell table:style-name="ce12" office:value-type="string" calcext:value-type="string">
            <text:p>PI-M.avg</text:p>
          </table:table-cell>
          <table:table-cell table:style-name="ce1" office:value-type="string" calcext:value-type="string">
            <text:p>Locus.tag</text:p>
          </table:table-cell>
          <table:table-cell table:style-name="ce1" office:value-type="string" calcext:value-type="string">
            <text:p>Locus</text:p>
          </table:table-cell>
          <table:table-cell table:style-name="ce1" office:value-type="string" calcext:value-type="string">
            <text:p>COG -Category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unctional – Category</text:p>
          </table:table-cell>
          <table:table-cell table:style-name="ce1" office:value-type="string" calcext:value-type="string">
            <text:p>Annotation</text:p>
          </table:table-cell>
          <table:table-cell table:style-name="ce30" table:number-columns-repeated="1011"/>
          <table:table-cell/>
        </table:table-row>
        <table:table-row table:style-name="ro2">
          <table:table-cell table:style-name="ce3" office:value-type="string" calcext:value-type="string">
            <text:p>2011mTn5STM.3.28.B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3.79382694415369" calcext:value-type="float">
            <text:p>-3.79382694415369</text:p>
          </table:table-cell>
          <table:table-cell table:style-name="ce24" office:value-type="string" calcext:value-type="string">
            <text:p>SMc0082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Defense mechanisms</text:p>
          </table:table-cell>
          <table:table-cell table:style-name="ce17" office:value-type="string" calcext:value-type="string">
            <text:p>8-oxo-dGTP pyrophosphatase MutT and related house-cleaning NTP pyrophosphohydrolases, NUDIX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8.F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3.44251738596705" calcext:value-type="float">
            <text:p>-3.44251738596705</text:p>
          </table:table-cell>
          <table:table-cell table:style-name="ce24" office:value-type="string" calcext:value-type="string">
            <text:p>SMc00483</text:p>
          </table:table-cell>
          <table:table-cell table:style-name="ce25" office:value-type="string" calcext:value-type="string">
            <text:p>murI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Glutamate racem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1.H09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3.42001075697473" calcext:value-type="float">
            <text:p>-3.42001075697473</text:p>
          </table:table-cell>
          <table:table-cell table:style-name="ce24" office:value-type="string" calcext:value-type="string">
            <text:p>SMc03979</text:p>
          </table:table-cell>
          <table:table-cell table:style-name="ce25" office:value-type="string" calcext:value-type="string">
            <text:p>gap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Glyceraldehyde-3-phosphate dehydrogenase/erythrose-4-phosphate dehydrogen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12.C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3.23496355720538" calcext:value-type="float">
            <text:p>-3.23496355720538</text:p>
          </table:table-cell>
          <table:table-cell table:style-name="ce24" office:value-type="string" calcext:value-type="string">
            <text:p>SMc0404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rchaeal fructose-1,6-bisphosphatase or related enzyme of inositol monophosphatase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21.E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3.21588526454105" calcext:value-type="float">
            <text:p>-3.21588526454105</text:p>
          </table:table-cell>
          <table:table-cell table:style-name="ce24" office:value-type="string" calcext:value-type="string">
            <text:p>SMc02766</text:p>
          </table:table-cell>
          <table:table-cell table:style-name="ce25" office:value-type="string" calcext:value-type="string">
            <text:p>trpB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Tryptophan synthase beta cha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0.D03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3.17323611557975" calcext:value-type="float">
            <text:p>-3.17323611557975</text:p>
          </table:table-cell>
          <table:table-cell table:style-name="ce24" office:value-type="string" calcext:value-type="string">
            <text:p>SMc00641</text:p>
          </table:table-cell>
          <table:table-cell table:style-name="ce25" office:value-type="string" calcext:value-type="string">
            <text:p>serA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oenzyme transport and metabolism</text:p>
          </table:table-cell>
          <table:table-cell table:style-name="ce17" office:value-type="string" calcext:value-type="string">
            <text:p>Phosphoglycerate dehydrogenase or related dehydrogen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07.B0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3.12960474195408" calcext:value-type="float">
            <text:p>-3.12960474195408</text:p>
          </table:table-cell>
          <table:table-cell table:style-name="ce24" office:value-type="string" calcext:value-type="string">
            <text:p>SMc00963</text:p>
          </table:table-cell>
          <table:table-cell table:style-name="ce25" office:value-type="string" calcext:value-type="string">
            <text:p>bioN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oenzyme transport and metabolism</text:p>
          </table:table-cell>
          <table:table-cell table:style-name="ce17" office:value-type="string" calcext:value-type="string">
            <text:p>Energy-coupling factor transporter transmembrane protein EcfT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1.D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93509291231471" calcext:value-type="float">
            <text:p>-2.93509291231471</text:p>
          </table:table-cell>
          <table:table-cell table:style-name="ce24" office:value-type="string" calcext:value-type="string">
            <text:p>SMc01431</text:p>
          </table:table-cell>
          <table:table-cell table:style-name="ce25" office:value-type="string" calcext:value-type="string">
            <text:p>ilvI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cetolactate synthase large subunit or other thiamine pyrophosphate-requiring enzym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8.B10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91479874471037" calcext:value-type="float">
            <text:p>-2.91479874471037</text:p>
          </table:table-cell>
          <table:table-cell table:style-name="ce24" office:value-type="string" calcext:value-type="string">
            <text:p>SMc01431</text:p>
          </table:table-cell>
          <table:table-cell table:style-name="ce25" office:value-type="string" calcext:value-type="string">
            <text:p>ilvI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cetolactate synthase large subunit or other thiamine pyrophosphate-requiring enzym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8.B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88999595409575" calcext:value-type="float">
            <text:p>-2.88999595409575</text:p>
          </table:table-cell>
          <table:table-cell table:style-name="ce24" office:value-type="string" calcext:value-type="string">
            <text:p>SMc01023</text:p>
          </table:table-cell>
          <table:table-cell table:style-name="ce25" office:value-type="string" calcext:value-type="string">
            <text:p>tpiA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Triosephosphate isomer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2.C1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</text:p>
          </table:table-cell>
          <table:table-cell table:style-name="ce27" office:value-type="float" office:value="-2.87445539785462" calcext:value-type="float">
            <text:p>-2.87445539785462</text:p>
          </table:table-cell>
          <table:table-cell table:style-name="ce24" office:value-type="string" calcext:value-type="string">
            <text:p>SMc03070</text:p>
          </table:table-cell>
          <table:table-cell table:style-name="ce25" office:value-type="string" calcext:value-type="string">
            <text:p>zwf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Glucose-6-phosphate 1-dehydrogen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25.E10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79372452230391" calcext:value-type="float">
            <text:p>-2.79372452230391</text:p>
          </table:table-cell>
          <table:table-cell table:style-name="ce24" office:value-type="string" calcext:value-type="string">
            <text:p>SMc0070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oenzyme transport and metabolism</text:p>
          </table:table-cell>
          <table:table-cell table:style-name="ce17" office:value-type="string" calcext:value-type="string">
            <text:p>Methyltransf_11 domain-containing prote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14.D09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72370559810257" calcext:value-type="float">
            <text:p>-2.72370559810257</text:p>
          </table:table-cell>
          <table:table-cell table:style-name="ce24" office:value-type="string" calcext:value-type="string">
            <text:p>SMc00236</text:p>
          </table:table-cell>
          <table:table-cell table:style-name="ce25" office:value-type="string" calcext:value-type="string">
            <text:p>trpC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Indole-3-glycerol phosphate synth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15.A04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67758515344757" calcext:value-type="float">
            <text:p>-2.67758515344757</text:p>
          </table:table-cell>
          <table:table-cell table:style-name="ce24" office:value-type="string" calcext:value-type="string">
            <text:p>SMc04028</text:p>
          </table:table-cell>
          <table:table-cell table:style-name="ce25" office:value-type="string" calcext:value-type="string">
            <text:p>gltB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Glutamate synthase domain 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09.A0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 (clpP2/3)</text:p>
          </table:table-cell>
          <table:table-cell table:style-name="ce27" office:value-type="float" office:value="-2.66535835826038" calcext:value-type="float">
            <text:p>-2.66535835826038</text:p>
          </table:table-cell>
          <table:table-cell table:style-name="ce24" office:value-type="string" calcext:value-type="string">
            <text:p>SMc02109</text:p>
          </table:table-cell>
          <table:table-cell table:style-name="ce25" office:value-type="string" calcext:value-type="string">
            <text:p>clpA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Post-translational modification, protein turnover, chaperone functions</text:p>
          </table:table-cell>
          <table:table-cell table:style-name="ce17" office:value-type="string" calcext:value-type="string">
            <text:p>ATP-dependent Clp protease ATP-binding subunit ClpA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5.28.A0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62078016633102" calcext:value-type="float">
            <text:p>-2.62078016633102</text:p>
          </table:table-cell>
          <table:table-cell table:style-name="ce24" office:value-type="string" calcext:value-type="string">
            <text:p>SMc03111</text:p>
          </table:table-cell>
          <table:table-cell table:style-name="ce25" office:value-type="string" calcext:value-type="string">
            <text:p>pmi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Mannose or cellobiose epimerase, N-acyl-D-glucosamine 2-epimerase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10.C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60802599663572" calcext:value-type="float">
            <text:p>-2.60802599663572</text:p>
          </table:table-cell>
          <table:table-cell table:style-name="ce24" office:value-type="string" calcext:value-type="string">
            <text:p>SMc0184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oenzyme transport and metabolism</text:p>
          </table:table-cell>
          <table:table-cell table:style-name="ce17" office:value-type="string" calcext:value-type="string">
            <text:p>Ubiquinone/menaquinone biosynthesis C-methylase Ubi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02.C1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</text:p>
          </table:table-cell>
          <table:table-cell table:style-name="ce27" office:value-type="float" office:value="-2.58413732029965" calcext:value-type="float">
            <text:p>-2.58413732029965</text:p>
          </table:table-cell>
          <table:table-cell table:style-name="ce24" office:value-type="string" calcext:value-type="string">
            <text:p>SMc03070</text:p>
          </table:table-cell>
          <table:table-cell table:style-name="ce25" office:value-type="string" calcext:value-type="string">
            <text:p>zwf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Glucose-6-phosphate 1-dehydrogen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6.H03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54426519782816" calcext:value-type="float">
            <text:p>-2.54426519782816</text:p>
          </table:table-cell>
          <table:table-cell table:style-name="ce24" office:value-type="string" calcext:value-type="string">
            <text:p>SMc01431</text:p>
          </table:table-cell>
          <table:table-cell table:style-name="ce25" office:value-type="string" calcext:value-type="string">
            <text:p>ilvI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cetolactate synthase large subunit or other thiamine pyrophosphate-requiring enzym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27.C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46853304709267" calcext:value-type="float">
            <text:p>-2.46853304709267</text:p>
          </table:table-cell>
          <table:table-cell table:style-name="ce24" office:value-type="string" calcext:value-type="string">
            <text:p>SMc04028</text:p>
          </table:table-cell>
          <table:table-cell table:style-name="ce25" office:value-type="string" calcext:value-type="string">
            <text:p>gltB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Glutamate synthase domain 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15.G07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460438131779" calcext:value-type="float">
            <text:p>-2.460438131779</text:p>
          </table:table-cell>
          <table:table-cell table:style-name="ce24" office:value-type="string" calcext:value-type="string">
            <text:p>SMc00827</text:p>
          </table:table-cell>
          <table:table-cell table:style-name="ce25" office:value-type="string" calcext:value-type="string">
            <text:p>pit2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Phosphate/sulfate perme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05.B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39940724299244" calcext:value-type="float">
            <text:p>-2.39940724299244</text:p>
          </table:table-cell>
          <table:table-cell table:style-name="ce24" office:value-type="string" calcext:value-type="string">
            <text:p>SMc0380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conserved protein YbaR, Trm112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25.D07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35655414591239" calcext:value-type="float">
            <text:p>-2.35655414591239</text:p>
          </table:table-cell>
          <table:table-cell table:style-name="ce24" office:value-type="string" calcext:value-type="string">
            <text:p>SMc0070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oenzyme transport and metabolism</text:p>
          </table:table-cell>
          <table:table-cell table:style-name="ce17" office:value-type="string" calcext:value-type="string">
            <text:p>Methyltransf_11 domain-containing prote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25.H06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28457659199923" calcext:value-type="float">
            <text:p>-2.28457659199923</text:p>
          </table:table-cell>
          <table:table-cell table:style-name="ce24" office:value-type="string" calcext:value-type="string">
            <text:p>SMc04026</text:p>
          </table:table-cell>
          <table:table-cell table:style-name="ce25" office:value-type="string" calcext:value-type="string">
            <text:p>glt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NADPH-dependent glutamate synthase beta chain or related oxidoreduct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7.G04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28123327910097" calcext:value-type="float">
            <text:p>-2.28123327910097</text:p>
          </table:table-cell>
          <table:table-cell table:style-name="ce24" office:value-type="string" calcext:value-type="string">
            <text:p>SMc04028</text:p>
          </table:table-cell>
          <table:table-cell table:style-name="ce25" office:value-type="string" calcext:value-type="string">
            <text:p>gltB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Glutamate synthase domain 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05.A06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25622822636896" calcext:value-type="float">
            <text:p>-2.25622822636896</text:p>
          </table:table-cell>
          <table:table-cell table:style-name="ce24" office:value-type="string" calcext:value-type="string">
            <text:p>SMc04346</text:p>
          </table:table-cell>
          <table:table-cell table:style-name="ce25" office:value-type="string" calcext:value-type="string">
            <text:p>ilvC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Ketol-acid reductoisomer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21.D0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24258910745157" calcext:value-type="float">
            <text:p>-2.24258910745157</text:p>
          </table:table-cell>
          <table:table-cell table:style-name="ce24" office:value-type="string" calcext:value-type="string">
            <text:p>SMc02725</text:p>
          </table:table-cell>
          <table:table-cell table:style-name="ce25" office:value-type="string" calcext:value-type="string">
            <text:p>trpE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nthranilate/para-aminobenzoate synthases component I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1.D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19078567205718" calcext:value-type="float">
            <text:p>-2.19078567205718</text:p>
          </table:table-cell>
          <table:table-cell table:style-name="ce24" office:value-type="string" calcext:value-type="string">
            <text:p>SMc00188</text:p>
          </table:table-cell>
          <table:table-cell table:style-name="ce25" office:value-type="string" calcext:value-type="string">
            <text:p>fbc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Cytochrome b subunit of the bc complex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15.H0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12827452500574" calcext:value-type="float">
            <text:p>-2.12827452500574</text:p>
          </table:table-cell>
          <table:table-cell table:style-name="ce24" office:value-type="string" calcext:value-type="string">
            <text:p>SM_b21213</text:p>
          </table:table-cell>
          <table:table-cell table:style-name="ce25" office:value-type="string" calcext:value-type="string">
            <text:p>pphA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Diadenosine tetraphosphatase ApaH/serine/threonine protein phosphatase, PP2A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5.06.A0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1093099123304" calcext:value-type="float">
            <text:p>-2.1093099123304</text:p>
          </table:table-cell>
          <table:table-cell table:style-name="ce24" office:value-type="string" calcext:value-type="string">
            <text:p>SMc0070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oenzyme transport and metabolism</text:p>
          </table:table-cell>
          <table:table-cell table:style-name="ce17" office:value-type="string" calcext:value-type="string">
            <text:p>Methyltransf_11 domain-containing prote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4.B1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09042812920913" calcext:value-type="float">
            <text:p>-2.09042812920913</text:p>
          </table:table-cell>
          <table:table-cell table:style-name="ce24" office:value-type="string" calcext:value-type="string">
            <text:p>SMc0070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oenzyme transport and metabolism</text:p>
          </table:table-cell>
          <table:table-cell table:style-name="ce17" office:value-type="string" calcext:value-type="string">
            <text:p>Methyltransf_11 domain-containing prote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5.G0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</text:p>
          </table:table-cell>
          <table:table-cell table:style-name="ce27" office:value-type="float" office:value="-2.08896926445503" calcext:value-type="float">
            <text:p>-2.08896926445503</text:p>
          </table:table-cell>
          <table:table-cell table:style-name="ce24" office:value-type="string" calcext:value-type="string">
            <text:p>SMc03070</text:p>
          </table:table-cell>
          <table:table-cell table:style-name="ce25" office:value-type="string" calcext:value-type="string">
            <text:p>zwf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Glucose-6-phosphate 1-dehydrogen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9.H08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08286287102028" calcext:value-type="float">
            <text:p>-2.08286287102028</text:p>
          </table:table-cell>
          <table:table-cell table:style-name="ce24" office:value-type="string" calcext:value-type="string">
            <text:p>SM_b20946</text:p>
          </table:table-cell>
          <table:table-cell table:style-name="ce25" office:value-type="string" calcext:value-type="string">
            <text:p>exoY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Sugar transferase involved in LPS biosynthesis (colanic, teichoic acid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18.B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07638907532926" calcext:value-type="float">
            <text:p>-2.07638907532926</text:p>
          </table:table-cell>
          <table:table-cell table:style-name="ce24" office:value-type="string" calcext:value-type="string">
            <text:p>SMc04028</text:p>
          </table:table-cell>
          <table:table-cell table:style-name="ce25" office:value-type="string" calcext:value-type="string">
            <text:p>gltB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Glutamate synthase domain 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20.D05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04572419288598" calcext:value-type="float">
            <text:p>-2.04572419288598</text:p>
          </table:table-cell>
          <table:table-cell table:style-name="ce24" office:value-type="string" calcext:value-type="string">
            <text:p>SMc04026</text:p>
          </table:table-cell>
          <table:table-cell table:style-name="ce25" office:value-type="string" calcext:value-type="string">
            <text:p>glt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NADPH-dependent glutamate synthase beta chain or related oxidoreduct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5.07.H04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04408666558526" calcext:value-type="float">
            <text:p>-2.04408666558526</text:p>
          </table:table-cell>
          <table:table-cell table:style-name="ce24" office:value-type="string" calcext:value-type="string">
            <text:p>SM_b21555</text:p>
          </table:table-cell>
          <table:table-cell table:style-name="ce25" office:value-type="string" calcext:value-type="string">
            <text:p>kefB2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Kef-type K+ transport system, membrane component KefB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21.B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03613599826678" calcext:value-type="float">
            <text:p>-2.03613599826678</text:p>
          </table:table-cell>
          <table:table-cell table:style-name="ce24" office:value-type="string" calcext:value-type="string">
            <text:p>SM_b2110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IclR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9.A03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2.01329048156495" calcext:value-type="float">
            <text:p>-2.01329048156495</text:p>
          </table:table-cell>
          <table:table-cell table:style-name="ce24" office:value-type="string" calcext:value-type="string">
            <text:p>SMc01431</text:p>
          </table:table-cell>
          <table:table-cell table:style-name="ce25" office:value-type="string" calcext:value-type="string">
            <text:p>ilvI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cetolactate synthase large subunit or other thiamine pyrophosphate-requiring enzym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05.D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98340946862816" calcext:value-type="float">
            <text:p>-1.98340946862816</text:p>
          </table:table-cell>
          <table:table-cell table:style-name="ce24" office:value-type="string" calcext:value-type="string">
            <text:p>SMc04026</text:p>
          </table:table-cell>
          <table:table-cell table:style-name="ce25" office:value-type="string" calcext:value-type="string">
            <text:p>glt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NADPH-dependent glutamate synthase beta chain or related oxidoreduct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01.G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93705625492086" calcext:value-type="float">
            <text:p>-1.93705625492086</text:p>
          </table:table-cell>
          <table:table-cell table:style-name="ce24" office:value-type="string" calcext:value-type="string">
            <text:p>SMc04245</text:p>
          </table:table-cell>
          <table:table-cell table:style-name="ce25" office:value-type="string" calcext:value-type="string">
            <text:p>znuA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ABC-type Zn2+ transport system, periplasmic component/surface adhes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9.B0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 (metK) Repressed (metF, metZ)</text:p>
          </table:table-cell>
          <table:table-cell table:style-name="ce27" office:value-type="float" office:value="-1.90629569221403" calcext:value-type="float">
            <text:p>-1.90629569221403</text:p>
          </table:table-cell>
          <table:table-cell table:style-name="ce24" office:value-type="string" calcext:value-type="string">
            <text:p>SMc01843</text:p>
          </table:table-cell>
          <table:table-cell table:style-name="ce25" office:value-type="string" calcext:value-type="string">
            <text:p>metF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5,10-methylenetetrahydrofolate reduct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25.E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84946345424125" calcext:value-type="float">
            <text:p>-1.84946345424125</text:p>
          </table:table-cell>
          <table:table-cell table:style-name="ce24" office:value-type="string" calcext:value-type="string">
            <text:p>SMc03931</text:p>
          </table:table-cell>
          <table:table-cell table:style-name="ce25" office:value-type="string" calcext:value-type="string">
            <text:p>soxA2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lpha subunit of TSOX2, tetrameric sarcosine oxidase 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8.D09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84563162772505" calcext:value-type="float">
            <text:p>-1.84563162772505</text:p>
          </table:table-cell>
          <table:table-cell table:style-name="ce24" office:value-type="string" calcext:value-type="string">
            <text:p>SM_b2110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IclR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6.D0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84349616371393" calcext:value-type="float">
            <text:p>-1.84349616371393</text:p>
          </table:table-cell>
          <table:table-cell table:style-name="ce24" office:value-type="string" calcext:value-type="string">
            <text:p>SMc04346</text:p>
          </table:table-cell>
          <table:table-cell table:style-name="ce25" office:value-type="string" calcext:value-type="string">
            <text:p>ilvC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Ketol-acid reductoisomer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04.A07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 (metK) Repressed (metF, metZ)</text:p>
          </table:table-cell>
          <table:table-cell table:style-name="ce27" office:value-type="float" office:value="-1.77636434130522" calcext:value-type="float">
            <text:p>-1.77636434130522</text:p>
          </table:table-cell>
          <table:table-cell table:style-name="ce24" office:value-type="string" calcext:value-type="string">
            <text:p>SMc01843</text:p>
          </table:table-cell>
          <table:table-cell table:style-name="ce25" office:value-type="string" calcext:value-type="string">
            <text:p>metF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5,10-methylenetetrahydrofolate reduct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9.D08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77268811224545" calcext:value-type="float">
            <text:p>-1.77268811224545</text:p>
          </table:table-cell>
          <table:table-cell table:style-name="ce24" office:value-type="string" calcext:value-type="string">
            <text:p>SM_b20957</text:p>
          </table:table-cell>
          <table:table-cell table:style-name="ce25" office:value-type="string" calcext:value-type="string">
            <text:p>exoA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Glycosyltransferase, GT2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21.F0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76400823341017" calcext:value-type="float">
            <text:p>-1.76400823341017</text:p>
          </table:table-cell>
          <table:table-cell table:style-name="ce24" office:value-type="string" calcext:value-type="string">
            <text:p>SMc02861</text:p>
          </table:table-cell>
          <table:table-cell table:style-name="ce25" office:value-type="string" calcext:value-type="string">
            <text:p>pit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Polyphosphate kin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14.E1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 (cspAp12)</text:p>
          </table:table-cell>
          <table:table-cell table:style-name="ce27" office:value-type="float" office:value="-1.75216190138215" calcext:value-type="float">
            <text:p>-1.75216190138215</text:p>
          </table:table-cell>
          <table:table-cell table:style-name="ce24" office:value-type="string" calcext:value-type="string">
            <text:p>SMc00289</text:p>
          </table:table-cell>
          <table:table-cell table:style-name="ce25" office:value-type="string" calcext:value-type="string">
            <text:p>cspA5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Cold shock protein, CspA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09.H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72320304518929" calcext:value-type="float">
            <text:p>-1.72320304518929</text:p>
          </table:table-cell>
          <table:table-cell table:style-name="ce24" office:value-type="string" calcext:value-type="string">
            <text:p>SMc02767</text:p>
          </table:table-cell>
          <table:table-cell table:style-name="ce25" office:value-type="string" calcext:value-type="string">
            <text:p>trpF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Phosphoribosylanthranilate isomer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05.A08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71742044309429" calcext:value-type="float">
            <text:p>-1.71742044309429</text:p>
          </table:table-cell>
          <table:table-cell table:style-name="ce24" office:value-type="string" calcext:value-type="string">
            <text:p>SMc04028</text:p>
          </table:table-cell>
          <table:table-cell table:style-name="ce25" office:value-type="string" calcext:value-type="string">
            <text:p>gltB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Glutamate synthase domain 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13.F03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71098064640243" calcext:value-type="float">
            <text:p>-1.71098064640243</text:p>
          </table:table-cell>
          <table:table-cell table:style-name="ce24" office:value-type="string" calcext:value-type="string">
            <text:p>SMc0420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09.A04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70584977912193" calcext:value-type="float">
            <text:p>-1.70584977912193</text:p>
          </table:table-cell>
          <table:table-cell table:style-name="ce24" office:value-type="string" calcext:value-type="string">
            <text:p>SMc00188</text:p>
          </table:table-cell>
          <table:table-cell table:style-name="ce25" office:value-type="string" calcext:value-type="string">
            <text:p>fbc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Cytochrome b subunit of the bc complex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5.10.A0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67927586313119" calcext:value-type="float">
            <text:p>-1.67927586313119</text:p>
          </table:table-cell>
          <table:table-cell table:style-name="ce24" office:value-type="string" calcext:value-type="string">
            <text:p>SMc0402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Membrane-bound lytic murein transglycosylase B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08.G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6732607190406" calcext:value-type="float">
            <text:p>-1.6732607190406</text:p>
          </table:table-cell>
          <table:table-cell table:style-name="ce24" office:value-type="string" calcext:value-type="string">
            <text:p>SMc03849</text:p>
          </table:table-cell>
          <table:table-cell table:style-name="ce25" office:value-type="string" calcext:value-type="string">
            <text:p>ccmC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Post-translational modification, protein turnover, chaperone functions</text:p>
          </table:table-cell>
          <table:table-cell table:style-name="ce17" office:value-type="string" calcext:value-type="string">
            <text:p>ABC-type transport system involved in cytochrome c biogenesis, permease component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5.10.E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67203527762717" calcext:value-type="float">
            <text:p>-1.67203527762717</text:p>
          </table:table-cell>
          <table:table-cell table:style-name="ce24" office:value-type="string" calcext:value-type="string">
            <text:p>SMc04016</text:p>
          </table:table-cell>
          <table:table-cell table:style-name="ce25" office:value-type="string" calcext:value-type="string">
            <text:p>hss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Secondary metabolites biosynthesis, transport and catabolism</text:p>
          </table:table-cell>
          <table:table-cell table:style-name="ce17" office:value-type="string" calcext:value-type="string">
            <text:p>Homospermidine synth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4.D07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66996358693039" calcext:value-type="float">
            <text:p>-1.66996358693039</text:p>
          </table:table-cell>
          <table:table-cell table:style-name="ce24" office:value-type="string" calcext:value-type="string">
            <text:p>SMc04045</text:p>
          </table:table-cell>
          <table:table-cell table:style-name="ce25" office:value-type="string" calcext:value-type="string">
            <text:p>ilvD2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Dihydroxyacid dehydratase/phosphogluconate dehydrat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17.A05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61852757539533" calcext:value-type="float">
            <text:p>-1.61852757539533</text:p>
          </table:table-cell>
          <table:table-cell table:style-name="ce24" office:value-type="string" calcext:value-type="string">
            <text:p>SMc02861</text:p>
          </table:table-cell>
          <table:table-cell table:style-name="ce25" office:value-type="string" calcext:value-type="string">
            <text:p>pit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Phosphate/sulfate perme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26.A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59790893678038" calcext:value-type="float">
            <text:p>-1.59790893678038</text:p>
          </table:table-cell>
          <table:table-cell table:style-name="ce24" office:value-type="string" calcext:value-type="string">
            <text:p>SMc00122</text:p>
          </table:table-cell>
          <table:table-cell table:style-name="ce25" office:value-type="string" calcext:value-type="string">
            <text:p>pbp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Membrane carboxypeptidase (penicillin-binding protein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19.D0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 (PurA) Repressed (PurE)</text:p>
          </table:table-cell>
          <table:table-cell table:style-name="ce27" office:value-type="float" office:value="-1.59659267921998" calcext:value-type="float">
            <text:p>-1.59659267921998</text:p>
          </table:table-cell>
          <table:table-cell table:style-name="ce24" office:value-type="string" calcext:value-type="string">
            <text:p>SMc00488</text:p>
          </table:table-cell>
          <table:table-cell table:style-name="ce25" office:value-type="string" calcext:value-type="string">
            <text:p>purL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Nucleotide metabolism and transport</text:p>
          </table:table-cell>
          <table:table-cell table:style-name="ce17" office:value-type="string" calcext:value-type="string">
            <text:p>Phosphoribosylformylglycinamidine (FGAM) synthase, synthetase doma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7.B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59422513146572" calcext:value-type="float">
            <text:p>-1.59422513146572</text:p>
          </table:table-cell>
          <table:table-cell table:style-name="ce24" office:value-type="string" calcext:value-type="string">
            <text:p>SMc0017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43" office:value-type="string" calcext:value-type="string">
            <text:p>Putative membrane lipid asymmetry (MLA) system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4.F1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5906079759711" calcext:value-type="float">
            <text:p>-1.5906079759711</text:p>
          </table:table-cell>
          <table:table-cell table:style-name="ce24" office:value-type="string" calcext:value-type="string">
            <text:p>SMc00187</text:p>
          </table:table-cell>
          <table:table-cell table:style-name="ce25" office:value-type="string" calcext:value-type="string">
            <text:p>fbcF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Rieske Fe-S prote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05.A05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58481454747817" calcext:value-type="float">
            <text:p>-1.58481454747817</text:p>
          </table:table-cell>
          <table:table-cell table:style-name="ce24" office:value-type="string" calcext:value-type="string">
            <text:p>SMc04045</text:p>
          </table:table-cell>
          <table:table-cell table:style-name="ce25" office:value-type="string" calcext:value-type="string">
            <text:p>ilvD2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Dihydroxyacid dehydratase/phosphogluconate dehydrat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08.E08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54341132396911" calcext:value-type="float">
            <text:p>-1.54341132396911</text:p>
          </table:table-cell>
          <table:table-cell table:style-name="ce24" office:value-type="string" calcext:value-type="string">
            <text:p>SM_b20757</text:p>
          </table:table-cell>
          <table:table-cell table:style-name="ce25" office:value-type="string" calcext:value-type="string">
            <text:p>bhbA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Lipid transport and metabolism</text:p>
          </table:table-cell>
          <table:table-cell table:style-name="ce17" office:value-type="string" calcext:value-type="string">
            <text:p>Methylmalonyl-CoA mutase, N-terminal domain/subunit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11.A06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54011200981666" calcext:value-type="float">
            <text:p>-1.54011200981666</text:p>
          </table:table-cell>
          <table:table-cell table:style-name="ce24" office:value-type="string" calcext:value-type="string">
            <text:p>SMc02228</text:p>
          </table:table-cell>
          <table:table-cell table:style-name="ce25" office:value-type="string" calcext:value-type="string">
            <text:p>fadA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Lipid transport and metabolism</text:p>
          </table:table-cell>
          <table:table-cell table:style-name="ce17" office:value-type="string" calcext:value-type="string">
            <text:p>Acetyl-CoA acetyltransfer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8.A07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53554790777306" calcext:value-type="float">
            <text:p>-1.53554790777306</text:p>
          </table:table-cell>
          <table:table-cell table:style-name="ce24" office:value-type="string" calcext:value-type="string">
            <text:p>SM_b20757</text:p>
          </table:table-cell>
          <table:table-cell table:style-name="ce25" office:value-type="string" calcext:value-type="string">
            <text:p>bhbA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Lipid transport and metabolism</text:p>
          </table:table-cell>
          <table:table-cell table:style-name="ce17" office:value-type="string" calcext:value-type="string">
            <text:p>Methylmalonyl-CoA mutase, N-terminal domain/subunit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22.D06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49820954654172" calcext:value-type="float">
            <text:p>-1.49820954654172</text:p>
          </table:table-cell>
          <table:table-cell table:style-name="ce24" office:value-type="string" calcext:value-type="string">
            <text:p>SMc02899</text:p>
          </table:table-cell>
          <table:table-cell table:style-name="ce25" office:value-type="string" calcext:value-type="string">
            <text:p>pheA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Prephenate dehydrat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25.H07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49644952408364" calcext:value-type="float">
            <text:p>-1.49644952408364</text:p>
          </table:table-cell>
          <table:table-cell table:style-name="ce24" office:value-type="string" calcext:value-type="string">
            <text:p>SMc01780</text:p>
          </table:table-cell>
          <table:table-cell table:style-name="ce25" office:value-type="string" calcext:value-type="string">
            <text:p>hppA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Na+ or H+-translocating membrane pyrophosphat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08.A0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48433144089837" calcext:value-type="float">
            <text:p>-1.48433144089837</text:p>
          </table:table-cell>
          <table:table-cell table:style-name="ce24" office:value-type="string" calcext:value-type="string">
            <text:p>SMc00151</text:p>
          </table:table-cell>
          <table:table-cell table:style-name="ce25" office:value-type="string" calcext:value-type="string">
            <text:p>gph1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Phosphoglycolate phosphatase, HAD super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7.H06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47765004321852" calcext:value-type="float">
            <text:p>-1.47765004321852</text:p>
          </table:table-cell>
          <table:table-cell table:style-name="ce24" office:value-type="string" calcext:value-type="string">
            <text:p>SMc00622</text:p>
          </table:table-cell>
          <table:table-cell table:style-name="ce25" office:value-type="string" calcext:value-type="string">
            <text:p>rnd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lation, ribosomal structure and biogenesis</text:p>
          </table:table-cell>
          <table:table-cell table:style-name="ce17" office:value-type="string" calcext:value-type="string">
            <text:p>Ribonuclease D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08.E05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46509003731209" calcext:value-type="float">
            <text:p>-1.46509003731209</text:p>
          </table:table-cell>
          <table:table-cell table:style-name="ce24" office:value-type="string" calcext:value-type="string">
            <text:p>SMc04331</text:p>
          </table:table-cell>
          <table:table-cell table:style-name="ce25" office:value-type="string" calcext:value-type="string">
            <text:p>mtbC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Methanogenic corrinoid protein MtbC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5.01.G04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46199141414339" calcext:value-type="float">
            <text:p>-1.46199141414339</text:p>
          </table:table-cell>
          <table:table-cell table:style-name="ce24" office:value-type="string" calcext:value-type="string">
            <text:p>SMc01222</text:p>
          </table:table-cell>
          <table:table-cell table:style-name="ce25" office:value-type="string" calcext:value-type="string">
            <text:p>lpsC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lipopolysaccharide core biosynthesis glycosyltransferase LpsC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18.A06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4445413949571" calcext:value-type="float">
            <text:p>-1.4445413949571</text:p>
          </table:table-cell>
          <table:table-cell table:style-name="ce24" office:value-type="string" calcext:value-type="string">
            <text:p>SMc01187</text:p>
          </table:table-cell>
          <table:table-cell table:style-name="ce25" office:value-type="string" calcext:value-type="string">
            <text:p>rlpA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Rare lipoprotein A, peptidoglycan hydrolase digesting naked glycans, contains C-terminal SPOR doma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18.D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44189289796029" calcext:value-type="float">
            <text:p>-1.44189289796029</text:p>
          </table:table-cell>
          <table:table-cell table:style-name="ce24" office:value-type="string" calcext:value-type="string">
            <text:p>SMc00151</text:p>
          </table:table-cell>
          <table:table-cell table:style-name="ce25" office:value-type="string" calcext:value-type="string">
            <text:p>gph1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Phosphoglycolate phosphatase, HAD super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10.A08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42132648542872" calcext:value-type="float">
            <text:p>-1.42132648542872</text:p>
          </table:table-cell>
          <table:table-cell table:style-name="ce24" office:value-type="string" calcext:value-type="string">
            <text:p>SMc02228</text:p>
          </table:table-cell>
          <table:table-cell table:style-name="ce25" office:value-type="string" calcext:value-type="string">
            <text:p>fadA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Lipid transport and metabolism</text:p>
          </table:table-cell>
          <table:table-cell table:style-name="ce17" office:value-type="string" calcext:value-type="string">
            <text:p>Acetyl-CoA acetyltransfer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18.H03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41638998074333" calcext:value-type="float">
            <text:p>-1.41638998074333</text:p>
          </table:table-cell>
          <table:table-cell table:style-name="ce24" office:value-type="string" calcext:value-type="string">
            <text:p>SMc02725</text:p>
          </table:table-cell>
          <table:table-cell table:style-name="ce25" office:value-type="string" calcext:value-type="string">
            <text:p>trpE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nthranilate/para-aminobenzoate synthases component I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25.C1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41202851176323" calcext:value-type="float">
            <text:p>-1.41202851176323</text:p>
          </table:table-cell>
          <table:table-cell table:style-name="ce24" office:value-type="string" calcext:value-type="string">
            <text:p>SMc01507</text:p>
          </table:table-cell>
          <table:table-cell table:style-name="ce25" office:value-type="string" calcext:value-type="string">
            <text:p>rsiC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Two-component sensor histidine kinase, rsiC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15.C10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41086969597409" calcext:value-type="float">
            <text:p>-1.41086969597409</text:p>
          </table:table-cell>
          <table:table-cell table:style-name="ce24" office:value-type="string" calcext:value-type="string">
            <text:p>SMc04028</text:p>
          </table:table-cell>
          <table:table-cell table:style-name="ce25" office:value-type="string" calcext:value-type="string">
            <text:p>gltB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Glutamate synthase domain 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01.B1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 (metK) Repressed (metF, metZ)</text:p>
          </table:table-cell>
          <table:table-cell table:style-name="ce27" office:value-type="float" office:value="-1.39509888150124" calcext:value-type="float">
            <text:p>-1.39509888150124</text:p>
          </table:table-cell>
          <table:table-cell table:style-name="ce24" office:value-type="string" calcext:value-type="string">
            <text:p>SMc03797</text:p>
          </table:table-cell>
          <table:table-cell table:style-name="ce25" office:value-type="string" calcext:value-type="string">
            <text:p>metA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Homoserine trans-succinyl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1.C04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37941310825906" calcext:value-type="float">
            <text:p>-1.37941310825906</text:p>
          </table:table-cell>
          <table:table-cell table:style-name="ce24" office:value-type="string" calcext:value-type="string">
            <text:p>SMc0216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Predicted PurR-regulated permease PerM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1.H1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 (metK) Repressed (metF, metZ)</text:p>
          </table:table-cell>
          <table:table-cell table:style-name="ce27" office:value-type="float" office:value="-1.37388310797273" calcext:value-type="float">
            <text:p>-1.37388310797273</text:p>
          </table:table-cell>
          <table:table-cell table:style-name="ce24" office:value-type="string" calcext:value-type="string">
            <text:p>SMc03797</text:p>
          </table:table-cell>
          <table:table-cell table:style-name="ce25" office:value-type="string" calcext:value-type="string">
            <text:p>metA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Homoserine trans-succinyl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25.F1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37324506807075" calcext:value-type="float">
            <text:p>-1.37324506807075</text:p>
          </table:table-cell>
          <table:table-cell table:style-name="ce24" office:value-type="string" calcext:value-type="string">
            <text:p>SMc0052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01.A0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35415483029407" calcext:value-type="float">
            <text:p>-1.35415483029407</text:p>
          </table:table-cell>
          <table:table-cell table:style-name="ce24" office:value-type="string" calcext:value-type="string">
            <text:p>SMc00618</text:p>
          </table:table-cell>
          <table:table-cell table:style-name="ce25" office:value-type="string" calcext:value-type="string">
            <text:p>ppk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2011mTn5STM.4.21.G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3520352082393" calcext:value-type="float">
            <text:p>-1.3520352082393</text:p>
          </table:table-cell>
          <table:table-cell table:style-name="ce24" office:value-type="string" calcext:value-type="string">
            <text:p>SMc02450</text:p>
          </table:table-cell>
          <table:table-cell table:style-name="ce25" office:value-type="string" calcext:value-type="string">
            <text:p>argJ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N-acetylglutamate synthase (N-acetylornithine aminotransferase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06.A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35162071629072" calcext:value-type="float">
            <text:p>-1.35162071629072</text:p>
          </table:table-cell>
          <table:table-cell table:style-name="ce24" office:value-type="string" calcext:value-type="string">
            <text:p>SMc02227</text:p>
          </table:table-cell>
          <table:table-cell table:style-name="ce25" office:value-type="string" calcext:value-type="string">
            <text:p>fadB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Lipid transport and metabolism</text:p>
          </table:table-cell>
          <table:table-cell table:style-name="ce17" office:value-type="string" calcext:value-type="string">
            <text:p>3-hydroxyacyl-CoA dehydrogen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22.D07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34977011789415" calcext:value-type="float">
            <text:p>-1.34977011789415</text:p>
          </table:table-cell>
          <table:table-cell table:style-name="ce24" office:value-type="string" calcext:value-type="string">
            <text:p>SMc01220</text:p>
          </table:table-cell>
          <table:table-cell table:style-name="ce25" office:value-type="string" calcext:value-type="string">
            <text:p>lpsE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Glycosyltransferase involved in cell wall bisynthesis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17.A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33365612866299" calcext:value-type="float">
            <text:p>-1.33365612866299</text:p>
          </table:table-cell>
          <table:table-cell table:style-name="ce24" office:value-type="string" calcext:value-type="string">
            <text:p>SMc0255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Predicted secreted prote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03.E1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32759889145089" calcext:value-type="float">
            <text:p>-1.32759889145089</text:p>
          </table:table-cell>
          <table:table-cell table:style-name="ce24" office:value-type="string" calcext:value-type="string">
            <text:p>SMc00151</text:p>
          </table:table-cell>
          <table:table-cell table:style-name="ce25" office:value-type="string" calcext:value-type="string">
            <text:p>gph1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Phosphoglycolate phosphatase, HAD super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22.B05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32193530840945" calcext:value-type="float">
            <text:p>-1.32193530840945</text:p>
          </table:table-cell>
          <table:table-cell table:style-name="ce24" office:value-type="string" calcext:value-type="string">
            <text:p>SMc0052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5.25.A04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31246842862993" calcext:value-type="float">
            <text:p>-1.31246842862993</text:p>
          </table:table-cell>
          <table:table-cell table:style-name="ce24" office:value-type="string" calcext:value-type="string">
            <text:p>SM_b20834</text:p>
          </table:table-cell>
          <table:table-cell table:style-name="ce25" office:value-type="string" calcext:value-type="string">
            <text:p>rkpZ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Capsule polysaccharide export protein KpsC/LpsZ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13.D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28318657477207" calcext:value-type="float">
            <text:p>-1.28318657477207</text:p>
          </table:table-cell>
          <table:table-cell table:style-name="ce24" office:value-type="string" calcext:value-type="string">
            <text:p>SMc0222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Lipid transport and metabolism</text:p>
          </table:table-cell>
          <table:table-cell table:style-name="ce17" office:value-type="string" calcext:value-type="string">
            <text:p>Acyl-CoA dehydrogenase related to the alkylation response protein AidB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03.B08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28112595904491" calcext:value-type="float">
            <text:p>-1.28112595904491</text:p>
          </table:table-cell>
          <table:table-cell table:style-name="ce24" office:value-type="string" calcext:value-type="string">
            <text:p>SMc02227</text:p>
          </table:table-cell>
          <table:table-cell table:style-name="ce25" office:value-type="string" calcext:value-type="string">
            <text:p>fadB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Lipid transport and metabolism</text:p>
          </table:table-cell>
          <table:table-cell table:style-name="ce17" office:value-type="string" calcext:value-type="string">
            <text:p>3-hydroxyacyl-CoA dehydrogen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13.A08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26235590133249" calcext:value-type="float">
            <text:p>-1.26235590133249</text:p>
          </table:table-cell>
          <table:table-cell table:style-name="ce24" office:value-type="string" calcext:value-type="string">
            <text:p>SMc0056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25.B10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25730019885281" calcext:value-type="float">
            <text:p>-1.25730019885281</text:p>
          </table:table-cell>
          <table:table-cell table:style-name="ce24" office:value-type="string" calcext:value-type="string">
            <text:p>SM_b2032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GntR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11.D1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25138435528956" calcext:value-type="float">
            <text:p>-1.25138435528956</text:p>
          </table:table-cell>
          <table:table-cell table:style-name="ce24" office:value-type="string" calcext:value-type="string">
            <text:p>SMc01780</text:p>
          </table:table-cell>
          <table:table-cell table:style-name="ce25" office:value-type="string" calcext:value-type="string">
            <text:p>hppA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Na+ or H+-translocating membrane pyrophosphat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0.D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21420275863207" calcext:value-type="float">
            <text:p>-1.21420275863207</text:p>
          </table:table-cell>
          <table:table-cell table:style-name="ce24" office:value-type="string" calcext:value-type="string">
            <text:p>SMc0112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Nucleotide-binding universal stress protein, UspA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9.F0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 (metK) Repressed (metF, metZ)</text:p>
          </table:table-cell>
          <table:table-cell table:style-name="ce27" office:value-type="float" office:value="-1.21396655015228" calcext:value-type="float">
            <text:p>-1.21396655015228</text:p>
          </table:table-cell>
          <table:table-cell table:style-name="ce24" office:value-type="string" calcext:value-type="string">
            <text:p>SMc03797</text:p>
          </table:table-cell>
          <table:table-cell table:style-name="ce25" office:value-type="string" calcext:value-type="string">
            <text:p>metA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Homoserine trans-succinyl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1.B05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20993110662341" calcext:value-type="float">
            <text:p>-1.20993110662341</text:p>
          </table:table-cell>
          <table:table-cell table:style-name="ce24" office:value-type="string" calcext:value-type="string">
            <text:p>SMc0240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conserved protein, LabA/DUF88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5.05.D0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 (leuC)</text:p>
          </table:table-cell>
          <table:table-cell table:style-name="ce27" office:value-type="float" office:value="-1.20924279057309" calcext:value-type="float">
            <text:p>-1.20924279057309</text:p>
          </table:table-cell>
          <table:table-cell table:style-name="ce24" office:value-type="string" calcext:value-type="string">
            <text:p>SMc02717</text:p>
          </table:table-cell>
          <table:table-cell table:style-name="ce25" office:value-type="string" calcext:value-type="string">
            <text:p>leuA1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Isopropylmalate/homocitrate/citramalate synthases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0.F0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20856734106306" calcext:value-type="float">
            <text:p>-1.20856734106306</text:p>
          </table:table-cell>
          <table:table-cell table:style-name="ce24" office:value-type="string" calcext:value-type="string">
            <text:p>SMc01620</text:p>
          </table:table-cell>
          <table:table-cell table:style-name="ce25" office:value-type="string" calcext:value-type="string">
            <text:p>ery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Glycerol-3-phosphate dehydrogen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8.A06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2000209575175" calcext:value-type="float">
            <text:p>-1.2000209575175</text:p>
          </table:table-cell>
          <table:table-cell table:style-name="ce24" office:value-type="string" calcext:value-type="string">
            <text:p>SMc0112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Nucleotide-binding universal stress protein, UspA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5.12.A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9558846316894" calcext:value-type="float">
            <text:p>-1.19558846316894</text:p>
          </table:table-cell>
          <table:table-cell table:style-name="ce24" office:value-type="string" calcext:value-type="string">
            <text:p>SMc0314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GntR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06.F03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8260703860707" calcext:value-type="float">
            <text:p>-1.18260703860707</text:p>
          </table:table-cell>
          <table:table-cell table:style-name="ce24" office:value-type="string" calcext:value-type="string">
            <text:p>SMc0255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Predicted secreted prote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25.G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7557202791098" calcext:value-type="float">
            <text:p>-1.17557202791098</text:p>
          </table:table-cell>
          <table:table-cell table:style-name="ce24" office:value-type="string" calcext:value-type="string">
            <text:p>SMc00010</text:p>
          </table:table-cell>
          <table:table-cell table:style-name="ce25" office:value-type="string" calcext:value-type="string">
            <text:p>cta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Heme/copper-type cytochrome/quinol oxidase, subunit 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02.A06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655752386708" calcext:value-type="float">
            <text:p>-1.1655752386708</text:p>
          </table:table-cell>
          <table:table-cell table:style-name="ce24" office:value-type="string" calcext:value-type="string">
            <text:p>SMc01780</text:p>
          </table:table-cell>
          <table:table-cell table:style-name="ce25" office:value-type="string" calcext:value-type="string">
            <text:p>hppA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Na+ or H+-translocating membrane pyrophosphat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24.A03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5932890605481" calcext:value-type="float">
            <text:p>-1.15932890605481</text:p>
          </table:table-cell>
          <table:table-cell table:style-name="ce24" office:value-type="string" calcext:value-type="string">
            <text:p>SMc02322</text:p>
          </table:table-cell>
          <table:table-cell table:style-name="ce25" office:value-type="string" calcext:value-type="string">
            <text:p>rhaD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Rhamnose utilisation protein RhaD, predicted bifunctional aldolase and dehydrogen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18.B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5780741984431" calcext:value-type="float">
            <text:p>-1.15780741984431</text:p>
          </table:table-cell>
          <table:table-cell table:style-name="ce24" office:value-type="string" calcext:value-type="string">
            <text:p>SMc04331</text:p>
          </table:table-cell>
          <table:table-cell table:style-name="ce25" office:value-type="string" calcext:value-type="string">
            <text:p>mtbC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Methanogenic corrinoid protein MtbC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5.E07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5637683599454" calcext:value-type="float">
            <text:p>-1.15637683599454</text:p>
          </table:table-cell>
          <table:table-cell table:style-name="ce24" office:value-type="string" calcext:value-type="string">
            <text:p>SM_b2087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Protein required for attachment to host cells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5.30.H04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555912146993" calcext:value-type="float">
            <text:p>-1.1555912146993</text:p>
          </table:table-cell>
          <table:table-cell table:style-name="ce24" office:value-type="string" calcext:value-type="string">
            <text:p>SMc01220</text:p>
          </table:table-cell>
          <table:table-cell table:style-name="ce25" office:value-type="string" calcext:value-type="string">
            <text:p>lpsE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Glycosyltransferase involved in cell wall bisynthesis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1.A09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5353594990219" calcext:value-type="float">
            <text:p>-1.15353594990219</text:p>
          </table:table-cell>
          <table:table-cell table:style-name="ce24" office:value-type="string" calcext:value-type="string">
            <text:p>SMc02899</text:p>
          </table:table-cell>
          <table:table-cell table:style-name="ce25" office:value-type="string" calcext:value-type="string">
            <text:p>pheA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Prephenate dehydrat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09.E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4633583746251" calcext:value-type="float">
            <text:p>-1.14633583746251</text:p>
          </table:table-cell>
          <table:table-cell table:style-name="ce24" office:value-type="string" calcext:value-type="string">
            <text:p>SM_b20942</text:p>
          </table:table-cell>
          <table:table-cell table:style-name="ce25" office:value-type="string" calcext:value-type="string">
            <text:p>exoB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UDP-glucose 4-epimer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1.E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4322887514199" calcext:value-type="float">
            <text:p>-1.14322887514199</text:p>
          </table:table-cell>
          <table:table-cell table:style-name="ce24" office:value-type="string" calcext:value-type="string">
            <text:p>SMc02311</text:p>
          </table:table-cell>
          <table:table-cell table:style-name="ce25" office:value-type="string" calcext:value-type="string">
            <text:p>maf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Secondary metabolites biosynthesis, transport and catabolism</text:p>
          </table:table-cell>
          <table:table-cell table:style-name="ce17" office:value-type="string" calcext:value-type="string">
            <text:p>Predicted house-cleaning NTP pyrophosphatase, Maf/HAM1 super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9.E1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4234985654457" calcext:value-type="float">
            <text:p>-1.14234985654457</text:p>
          </table:table-cell>
          <table:table-cell table:style-name="ce24" office:value-type="string" calcext:value-type="string">
            <text:p>SMc0287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BadF-type ATPase, related to human N-acetylglucosamine kin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22.H10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2729235091061" calcext:value-type="float">
            <text:p>-1.12729235091061</text:p>
          </table:table-cell>
          <table:table-cell table:style-name="ce24" office:value-type="string" calcext:value-type="string">
            <text:p>SMc00091</text:p>
          </table:table-cell>
          <table:table-cell table:style-name="ce25" office:value-type="string" calcext:value-type="string">
            <text:p>cys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3'-phosphoadenosine 5'-phosphosulfate sulfotransferase (PAPS reductase)/FAD synthetase or related enzym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22.E04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2254385769001" calcext:value-type="float">
            <text:p>-1.12254385769001</text:p>
          </table:table-cell>
          <table:table-cell table:style-name="ce24" office:value-type="string" calcext:value-type="string">
            <text:p>SMa228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LysR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08.A1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216846850129" calcext:value-type="float">
            <text:p>-1.1216846850129</text:p>
          </table:table-cell>
          <table:table-cell table:style-name="ce24" office:value-type="string" calcext:value-type="string">
            <text:p>SM_b2125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UDP-glucose/GDP-mannose dehydrogen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9.D0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 / Repressed (plp)</text:p>
          </table:table-cell>
          <table:table-cell table:style-name="ce27" office:value-type="float" office:value="-1.11951243056207" calcext:value-type="float">
            <text:p>-1.11951243056207</text:p>
          </table:table-cell>
          <table:table-cell table:style-name="ce24" office:value-type="string" calcext:value-type="string">
            <text:p>SMc00234</text:p>
          </table:table-cell>
          <table:table-cell table:style-name="ce25" office:value-type="string" calcext:value-type="string">
            <text:p>ppiD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Post-translational modification, protein turnover, chaperone functions</text:p>
          </table:table-cell>
          <table:table-cell table:style-name="ce17" office:value-type="string" calcext:value-type="string">
            <text:p>Parvulin-like peptidyl-prolyl isomer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30.F03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1839543195054" calcext:value-type="float">
            <text:p>-1.11839543195054</text:p>
          </table:table-cell>
          <table:table-cell table:style-name="ce24" office:value-type="string" calcext:value-type="string">
            <text:p>SMc02322</text:p>
          </table:table-cell>
          <table:table-cell table:style-name="ce25" office:value-type="string" calcext:value-type="string">
            <text:p>rhaD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Rhamnose utilisation protein RhaD, predicted bifunctional aldolase and dehydrogenas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9.A05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1081658483784" calcext:value-type="float">
            <text:p>-1.11081658483784</text:p>
          </table:table-cell>
          <table:table-cell table:style-name="ce24" office:value-type="string" calcext:value-type="string">
            <text:p>SMc00761</text:p>
          </table:table-cell>
          <table:table-cell table:style-name="ce25" office:value-type="string" calcext:value-type="string">
            <text:p>ordL2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Glycine/D-amino acid oxidase (deaminating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13.C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10197247831838" calcext:value-type="float">
            <text:p>-1.10197247831838</text:p>
          </table:table-cell>
          <table:table-cell table:style-name="ce24" office:value-type="string" calcext:value-type="string">
            <text:p>SMc01164</text:p>
          </table:table-cell>
          <table:table-cell table:style-name="ce25" office:value-type="string" calcext:value-type="string">
            <text:p>iolR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MurR/RpiR family, contains HTH and SIS domains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5.E0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09070873355574" calcext:value-type="float">
            <text:p>-1.09070873355574</text:p>
          </table:table-cell>
          <table:table-cell table:style-name="ce24" office:value-type="string" calcext:value-type="string">
            <text:p>SMa1229</text:p>
          </table:table-cell>
          <table:table-cell table:style-name="ce25" office:value-type="string" calcext:value-type="string">
            <text:p>fixL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Signal transduction histidine kinase regulating C4-dicarboxylate transport system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19.C1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07582973912716" calcext:value-type="float">
            <text:p>-1.07582973912716</text:p>
          </table:table-cell>
          <table:table-cell table:style-name="ce24" office:value-type="string" calcext:value-type="string">
            <text:p>SM_b2071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LacI/PurR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2.B12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07303883792558" calcext:value-type="float">
            <text:p>-1.07303883792558</text:p>
          </table:table-cell>
          <table:table-cell table:style-name="ce24" office:value-type="string" calcext:value-type="string">
            <text:p>SMc0418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Glycosyltransferase involved in cell wall bisynthesis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5.11.F04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06040223397912" calcext:value-type="float">
            <text:p>-1.06040223397912</text:p>
          </table:table-cell>
          <table:table-cell table:style-name="ce24" office:value-type="string" calcext:value-type="string">
            <text:p>SMc0142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Transmembrane transcriptional regulator (anti-sigma factor RsiW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30.C0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Induced (SecA)</text:p>
          </table:table-cell>
          <table:table-cell table:style-name="ce27" office:value-type="float" office:value="-1.05975782988636" calcext:value-type="float">
            <text:p>-1.05975782988636</text:p>
          </table:table-cell>
          <table:table-cell table:style-name="ce24" office:value-type="string" calcext:value-type="string">
            <text:p>SMc02057</text:p>
          </table:table-cell>
          <table:table-cell table:style-name="ce25" office:value-type="string" calcext:value-type="string">
            <text:p>secD1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Intracellular trafficking, secretion, and vesicular transport</text:p>
          </table:table-cell>
          <table:table-cell table:style-name="ce17" office:value-type="string" calcext:value-type="string">
            <text:p>Preprotein translocase subunit SecD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5.06.C03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05895920304328" calcext:value-type="float">
            <text:p>-1.05895920304328</text:p>
          </table:table-cell>
          <table:table-cell table:style-name="ce24" office:value-type="string" calcext:value-type="string">
            <text:p>SMc02269</text:p>
          </table:table-cell>
          <table:table-cell table:style-name="ce25" office:value-type="string" calcext:value-type="string">
            <text:p>rkpJ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Capsule polysaccharide modification protein KpsS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1.D04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05534051573755" calcext:value-type="float">
            <text:p>-1.05534051573755</text:p>
          </table:table-cell>
          <table:table-cell table:style-name="ce24" office:value-type="string" calcext:value-type="string">
            <text:p>SM_b20329</text:p>
          </table:table-cell>
          <table:table-cell table:style-name="ce25" office:value-type="string" calcext:value-type="string">
            <text:p>thuA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Trehalose utilization prote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5.06.E01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0491017689446" calcext:value-type="float">
            <text:p>-1.0491017689446</text:p>
          </table:table-cell>
          <table:table-cell table:style-name="ce24" office:value-type="string" calcext:value-type="string">
            <text:p>SM_b2126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BC-type dipeptide/oligopeptide/nickel transport system, permease component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3.10.F05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04869746362701" calcext:value-type="float">
            <text:p>-1.04869746362701</text:p>
          </table:table-cell>
          <table:table-cell table:style-name="ce24" office:value-type="string" calcext:value-type="string">
            <text:p>SMc01431</text:p>
          </table:table-cell>
          <table:table-cell table:style-name="ce25" office:value-type="string" calcext:value-type="string">
            <text:p>ilvI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cetolactate synthase large subunit or other thiamine pyrophosphate-requiring enzym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4.02.A03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03475128683334" calcext:value-type="float">
            <text:p>-1.03475128683334</text:p>
          </table:table-cell>
          <table:table-cell table:style-name="ce24" office:value-type="string" calcext:value-type="string">
            <text:p>SMc0217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Sugar kinase of the NBD/HSP70 family, may contain an N-terminal HTH domain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7.B07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0276843402697" calcext:value-type="float">
            <text:p>-1.0276843402697</text:p>
          </table:table-cell>
          <table:table-cell table:style-name="ce24" office:value-type="string" calcext:value-type="string">
            <text:p>SM_b21299</text:p>
          </table:table-cell>
          <table:table-cell table:style-name="ce25" office:value-type="string" calcext:value-type="string">
            <text:p>deoR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 of sugar metabolism, DeoR/GlpR family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2.17.B04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01124325640835" calcext:value-type="float">
            <text:p>-1.01124325640835</text:p>
          </table:table-cell>
          <table:table-cell table:style-name="ce24" office:value-type="string" calcext:value-type="string">
            <text:p>SM_b2028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Predicted flavoprotein CzcO associated with the cation diffusion facilitator CzcD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1mTn5STM.1.25.E07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27" office:value-type="float" office:value="-1.00711395731296" calcext:value-type="float">
            <text:p>-1.00711395731296</text:p>
          </table:table-cell>
          <table:table-cell table:style-name="ce24" office:value-type="string" calcext:value-type="string">
            <text:p>SM_b20823</text:p>
          </table:table-cell>
          <table:table-cell table:style-name="ce25" office:value-type="string" calcext:value-type="string">
            <text:p>rkpZ2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Capsule polysaccharide export protein KpsC/LpsZ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08.E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0035011565282" calcext:value-type="float">
            <text:p>2.00035011565282</text:p>
          </table:table-cell>
          <table:table-cell table:style-name="ce24" office:value-type="string" calcext:value-type="string">
            <text:p>SMc0009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8.F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0070639763263" calcext:value-type="float">
            <text:p>2.00070639763263</text:p>
          </table:table-cell>
          <table:table-cell table:style-name="ce24" office:value-type="string" calcext:value-type="string">
            <text:p>SMc0088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oenzyme transport and metabolism</text:p>
          </table:table-cell>
          <table:table-cell table:style-name="ce17" office:value-type="string" calcext:value-type="string">
            <text:p>Trimethylamine:corrinoid methyltransfer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A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0173609998096" calcext:value-type="float">
            <text:p>2.00173609998096</text:p>
          </table:table-cell>
          <table:table-cell table:style-name="ce24" office:value-type="string" calcext:value-type="string">
            <text:p>SMa1789</text:p>
          </table:table-cell>
          <table:table-cell table:style-name="ce25" office:value-type="string" calcext:value-type="string">
            <text:p>cyaI4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Predicted ATP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7.G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0528155343256" calcext:value-type="float">
            <text:p>2.00528155343256</text:p>
          </table:table-cell>
          <table:table-cell table:style-name="ce24" office:value-type="string" calcext:value-type="string">
            <text:p>SMc0241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BC-type transport system, periplasmic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5.H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1634337252309" calcext:value-type="float">
            <text:p>2.01634337252309</text:p>
          </table:table-cell>
          <table:table-cell table:style-name="ce24" office:value-type="string" calcext:value-type="string">
            <text:p>SMa068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rginine/lysine/ornithine decarboxyl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7.D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2222621428564" calcext:value-type="float">
            <text:p>2.02222621428564</text:p>
          </table:table-cell>
          <table:table-cell table:style-name="ce24" office:value-type="string" calcext:value-type="string">
            <text:p>SM_b2045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Nucleoside-diphosphate-sugar epimer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5.E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2249786354572" calcext:value-type="float">
            <text:p>2.02249786354572</text:p>
          </table:table-cell>
          <table:table-cell table:style-name="ce24" office:value-type="string" calcext:value-type="string">
            <text:p>SMc02427</text:p>
          </table:table-cell>
          <table:table-cell table:style-name="ce25" office:value-type="string" calcext:value-type="string">
            <text:p>hyuE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sp/Glu/hydantoin racem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30.C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2513634392658" calcext:value-type="float">
            <text:p>2.02513634392658</text:p>
          </table:table-cell>
          <table:table-cell table:style-name="ce24" office:value-type="string" calcext:value-type="string">
            <text:p>SMc0229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Replication, recombination and repair</text:p>
          </table:table-cell>
          <table:table-cell table:style-name="ce17" office:value-type="string" calcext:value-type="string">
            <text:p>Integr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7.B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2574780334324" calcext:value-type="float">
            <text:p>2.02574780334324</text:p>
          </table:table-cell>
          <table:table-cell table:style-name="ce24" office:value-type="string" calcext:value-type="string">
            <text:p>SMc0104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lation, ribosomal structure and biogenesis</text:p>
          </table:table-cell>
          <table:table-cell table:style-name="ce17" office:value-type="string" calcext:value-type="string">
            <text:p>tRNA-dihydrouridine synth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12.C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2789295604939" calcext:value-type="float">
            <text:p>2.02789295604939</text:p>
          </table:table-cell>
          <table:table-cell table:style-name="ce24" office:value-type="string" calcext:value-type="string">
            <text:p>SM_b20941</text:p>
          </table:table-cell>
          <table:table-cell table:style-name="ce25" office:value-type="string" calcext:value-type="string">
            <text:p>exsA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Defense mechanisms</text:p>
          </table:table-cell>
          <table:table-cell table:style-name="ce17" office:value-type="string" calcext:value-type="string">
            <text:p>ABC-type multidrug transport system, ATPase and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4.E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2837877768674" calcext:value-type="float">
            <text:p>2.02837877768674</text:p>
          </table:table-cell>
          <table:table-cell table:style-name="ce24" office:value-type="string" calcext:value-type="string">
            <text:p>SMa093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Small-conductance mechanosensitive channel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4.D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2886214401567" calcext:value-type="float">
            <text:p>2.02886214401567</text:p>
          </table:table-cell>
          <table:table-cell table:style-name="ce24" office:value-type="string" calcext:value-type="string">
            <text:p>SMa199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Ribose/xylose/arabinose/galactoside ABC-type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7.D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3181898097983" calcext:value-type="float">
            <text:p>2.03181898097983</text:p>
          </table:table-cell>
          <table:table-cell table:style-name="ce24" office:value-type="string" calcext:value-type="string">
            <text:p>SMa238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ATPase components of ABC transporters with duplicated ATPase domain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5.B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3302984060105" calcext:value-type="float">
            <text:p>2.03302984060105</text:p>
          </table:table-cell>
          <table:table-cell table:style-name="ce24" office:value-type="string" calcext:value-type="string">
            <text:p>SMc0324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Mobilome</text:p>
          </table:table-cell>
          <table:table-cell table:style-name="ce17" office:value-type="string" calcext:value-type="string">
            <text:p>Mobilome: prophages, transposons</text:p>
          </table:table-cell>
          <table:table-cell table:style-name="ce17" office:value-type="string" calcext:value-type="string">
            <text:p>Transposase InsO and inactivated derivative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2.F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3312660007397" calcext:value-type="float">
            <text:p>2.03312660007397</text:p>
          </table:table-cell>
          <table:table-cell table:style-name="ce24" office:value-type="string" calcext:value-type="string">
            <text:p>SM_b21640</text:p>
          </table:table-cell>
          <table:table-cell table:style-name="ce25" office:value-type="string" calcext:value-type="string">
            <text:p>paaA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Secondary metabolites biosynthesis, transport and catabolism</text:p>
          </table:table-cell>
          <table:table-cell table:style-name="ce17" office:value-type="string" calcext:value-type="string">
            <text:p>1,2-phenylacetyl-CoA epoxidase, catalytic subuni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5.D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3420656432858" calcext:value-type="float">
            <text:p>2.03420656432858</text:p>
          </table:table-cell>
          <table:table-cell table:style-name="ce24" office:value-type="string" calcext:value-type="string">
            <text:p>SMc0079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Glycine/D-amino acid oxidase (deaminating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5.27.F0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3841023713082" calcext:value-type="float">
            <text:p>2.03841023713082</text:p>
          </table:table-cell>
          <table:table-cell table:style-name="ce24" office:value-type="string" calcext:value-type="string">
            <text:p>SM_b20895</text:p>
          </table:table-cell>
          <table:table-cell table:style-name="ce25" office:value-type="string" calcext:value-type="string">
            <text:p>chv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xylose transport system, periplasmic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21.D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3932309069317" calcext:value-type="float">
            <text:p>2.03932309069317</text:p>
          </table:table-cell>
          <table:table-cell table:style-name="ce24" office:value-type="string" calcext:value-type="string">
            <text:p>SMc00008</text:p>
          </table:table-cell>
          <table:table-cell table:style-name="ce25" office:value-type="string" calcext:value-type="string">
            <text:p>ribA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oenzyme transport and metabolism</text:p>
          </table:table-cell>
          <table:table-cell table:style-name="ce17" office:value-type="string" calcext:value-type="string">
            <text:p>3,4-dihydroxy-2-butanone 4-phosphate synth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2.C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4114237789789" calcext:value-type="float">
            <text:p>2.04114237789789</text:p>
          </table:table-cell>
          <table:table-cell table:style-name="ce24" office:value-type="string" calcext:value-type="string">
            <text:p>SMa080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BC-type Fe3+/spermidine/putrescine transport systems, ATPase component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7.B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4194507245985" calcext:value-type="float">
            <text:p>2.04194507245985</text:p>
          </table:table-cell>
          <table:table-cell table:style-name="ce24" office:value-type="string" calcext:value-type="string">
            <text:p>SM_b2143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ABC-type Fe3+-siderophore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9.F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4632716555255" calcext:value-type="float">
            <text:p>2.04632716555255</text:p>
          </table:table-cell>
          <table:table-cell table:style-name="ce24" office:value-type="string" calcext:value-type="string">
            <text:p>SMc04460</text:p>
          </table:table-cell>
          <table:table-cell table:style-name="ce25" office:value-type="string" calcext:value-type="string">
            <text:p>glgP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Glucan phosphoryl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14.F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4664716998478" calcext:value-type="float">
            <text:p>2.04664716998478</text:p>
          </table:table-cell>
          <table:table-cell table:style-name="ce24" office:value-type="string" calcext:value-type="string">
            <text:p>SMa010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Predicted amidohydrolase YtcJ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5.E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4761749598573" calcext:value-type="float">
            <text:p>2.04761749598573</text:p>
          </table:table-cell>
          <table:table-cell table:style-name="ce24" office:value-type="string" calcext:value-type="string">
            <text:p>SM_b2021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oenzyme transport and metabolism</text:p>
          </table:table-cell>
          <table:table-cell table:style-name="ce17" office:value-type="string" calcext:value-type="string">
            <text:p>Pimeloyl-ACP methyl ester carboxylester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2.B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5025133579095" calcext:value-type="float">
            <text:p>2.05025133579095</text:p>
          </table:table-cell>
          <table:table-cell table:style-name="ce24" office:value-type="string" calcext:value-type="string">
            <text:p>SMa018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Lipid transport and metabolism</text:p>
          </table:table-cell>
          <table:table-cell table:style-name="ce17" office:value-type="string" calcext:value-type="string">
            <text:p>NAD(P)-dependent dehydrogenase, short-chain alcohol dehydrogenase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7.G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5183465651784" calcext:value-type="float">
            <text:p>2.05183465651784</text:p>
          </table:table-cell>
          <table:table-cell table:style-name="ce24" office:value-type="string" calcext:value-type="string">
            <text:p>SM_b20924</text:p>
          </table:table-cell>
          <table:table-cell table:style-name="ce25" office:value-type="string" calcext:value-type="string">
            <text:p>abfA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lpha-L-arabinofuranosid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0.C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5210480930746" calcext:value-type="float">
            <text:p>2.05210480930746</text:p>
          </table:table-cell>
          <table:table-cell table:style-name="ce24" office:value-type="string" calcext:value-type="string">
            <text:p>SMc00047</text:p>
          </table:table-cell>
          <table:table-cell table:style-name="ce25" office:value-type="string" calcext:value-type="string">
            <text:p>bla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Defense mechanisms</text:p>
          </table:table-cell>
          <table:table-cell table:style-name="ce17" office:value-type="string" calcext:value-type="string">
            <text:p>Beta-lactamase class A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7.F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5299457478458" calcext:value-type="float">
            <text:p>2.05299457478458</text:p>
          </table:table-cell>
          <table:table-cell table:style-name="ce24" office:value-type="string" calcext:value-type="string">
            <text:p>SM_b2069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conserved protein, contains RES doma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5.G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5581868315037" calcext:value-type="float">
            <text:p>2.05581868315037</text:p>
          </table:table-cell>
          <table:table-cell table:style-name="ce24" office:value-type="string" calcext:value-type="string">
            <text:p>SMc0235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9.B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5909764919453" calcext:value-type="float">
            <text:p>2.05909764919453</text:p>
          </table:table-cell>
          <table:table-cell table:style-name="ce24" office:value-type="string" calcext:value-type="string">
            <text:p>SMc04051</text:p>
          </table:table-cell>
          <table:table-cell table:style-name="ce25" office:value-type="string" calcext:value-type="string">
            <text:p>rpoE4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directed RNA polymerase specialized sigma subunit, sigma24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30.C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6057843896439" calcext:value-type="float">
            <text:p>2.06057843896439</text:p>
          </table:table-cell>
          <table:table-cell table:style-name="ce24" office:value-type="string" calcext:value-type="string">
            <text:p>SM_b2052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0.F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6116568555505" calcext:value-type="float">
            <text:p>2.06116568555505</text:p>
          </table:table-cell>
          <table:table-cell table:style-name="ce24" office:value-type="string" calcext:value-type="string">
            <text:p>SMc0223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membrane protein YfcA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9.G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6489119447695" calcext:value-type="float">
            <text:p>2.06489119447695</text:p>
          </table:table-cell>
          <table:table-cell table:style-name="ce24" office:value-type="string" calcext:value-type="string">
            <text:p>SMc0412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Cation transport ATP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5.G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6554119206266" calcext:value-type="float">
            <text:p>2.06554119206266</text:p>
          </table:table-cell>
          <table:table-cell table:style-name="ce24" office:value-type="string" calcext:value-type="string">
            <text:p>SMc0076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Predicted flavoprotein Yh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3.E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6645536559091" calcext:value-type="float">
            <text:p>2.06645536559091</text:p>
          </table:table-cell>
          <table:table-cell table:style-name="ce24" office:value-type="string" calcext:value-type="string">
            <text:p>SMc0261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18.G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7011929415812" calcext:value-type="float">
            <text:p>2.07011929415812</text:p>
          </table:table-cell>
          <table:table-cell table:style-name="ce24" office:value-type="string" calcext:value-type="string">
            <text:p>SMc0144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conserved protein, DUF2267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06.C0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7684326537097" calcext:value-type="float">
            <text:p>2.07684326537097</text:p>
          </table:table-cell>
          <table:table-cell table:style-name="ce24" office:value-type="string" calcext:value-type="string">
            <text:p>SMc0081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Predicted arabinose efflux permease, MFS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C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7741550219148" calcext:value-type="float">
            <text:p>2.07741550219148</text:p>
          </table:table-cell>
          <table:table-cell table:style-name="ce24" office:value-type="string" calcext:value-type="string">
            <text:p>SMa2294</text:p>
          </table:table-cell>
          <table:table-cell table:style-name="ce25" office:value-type="string" calcext:value-type="string">
            <text:p>mrcA2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Membrane carboxypeptidase/penicillin-binding prote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27.E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7811666772947" calcext:value-type="float">
            <text:p>2.07811666772947</text:p>
          </table:table-cell>
          <table:table-cell table:style-name="ce24" office:value-type="string" calcext:value-type="string">
            <text:p>SM_b2146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lpha-galactosidase/6-phospho-beta-glucosidase, family 4 of glycosyl hydrol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13.C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8368497166347" calcext:value-type="float">
            <text:p>2.08368497166347</text:p>
          </table:table-cell>
          <table:table-cell table:style-name="ce24" office:value-type="string" calcext:value-type="string">
            <text:p>SMa210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Periplasmic DMSO/TMAO reductase YedYZ, molybdopterin-dependent catalytic subuni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9.D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8691386495304" calcext:value-type="float">
            <text:p>2.08691386495304</text:p>
          </table:table-cell>
          <table:table-cell table:style-name="ce24" office:value-type="string" calcext:value-type="string">
            <text:p>SM_b2140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8.B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8783159620216" calcext:value-type="float">
            <text:p>2.08783159620216</text:p>
          </table:table-cell>
          <table:table-cell table:style-name="ce24" office:value-type="string" calcext:value-type="string">
            <text:p>SM_b21578</text:p>
          </table:table-cell>
          <table:table-cell table:style-name="ce25" office:value-type="string" calcext:value-type="string">
            <text:p>atcU2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Cation transport ATP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30.D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9082380557401" calcext:value-type="float">
            <text:p>2.09082380557401</text:p>
          </table:table-cell>
          <table:table-cell table:style-name="ce24" office:value-type="string" calcext:value-type="string">
            <text:p>SM_b2018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ABC-type nitrate/sulfonate/bicarbonate transport system, periplasmic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1.G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920315227641" calcext:value-type="float">
            <text:p>2.0920315227641</text:p>
          </table:table-cell>
          <table:table-cell table:style-name="ce24" office:value-type="string" calcext:value-type="string">
            <text:p>SMc01104</text:p>
          </table:table-cell>
          <table:table-cell table:style-name="ce25" office:value-type="string" calcext:value-type="string">
            <text:p>mcpX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motility</text:p>
          </table:table-cell>
          <table:table-cell table:style-name="ce17" office:value-type="string" calcext:value-type="string">
            <text:p>Methyl-accepting chemotaxis prote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6.G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9219236987221" calcext:value-type="float">
            <text:p>2.09219236987221</text:p>
          </table:table-cell>
          <table:table-cell table:style-name="ce24" office:value-type="string" calcext:value-type="string">
            <text:p>SMa223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22.D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9578742040137" calcext:value-type="float">
            <text:p>2.09578742040137</text:p>
          </table:table-cell>
          <table:table-cell table:style-name="ce24" office:value-type="string" calcext:value-type="string">
            <text:p>SMc00347</text:p>
          </table:table-cell>
          <table:table-cell table:style-name="ce25" office:value-type="string" calcext:value-type="string">
            <text:p>rnk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Transcription elongation factor, GreA/GreB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5.E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9809128331931" calcext:value-type="float">
            <text:p>2.09809128331931</text:p>
          </table:table-cell>
          <table:table-cell table:style-name="ce24" office:value-type="string" calcext:value-type="string">
            <text:p>SM_b2155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CO or xanthine dehydrogenase, Mo-binding subuni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8.H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9858499852679" calcext:value-type="float">
            <text:p>2.09858499852679</text:p>
          </table:table-cell>
          <table:table-cell table:style-name="ce24" office:value-type="string" calcext:value-type="string">
            <text:p>SMa174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NADPH-dependent ferric siderophore reductase, contains FAD-binding and SIP domain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1.C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09943709049803" calcext:value-type="float">
            <text:p>2.09943709049803</text:p>
          </table:table-cell>
          <table:table-cell table:style-name="ce24" office:value-type="string" calcext:value-type="string">
            <text:p>SM_b2056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cycle control, cell division, chromosome partitioning</text:p>
          </table:table-cell>
          <table:table-cell table:style-name="ce17" office:value-type="string" calcext:value-type="string">
            <text:p>Mitochondrial fission protein ELM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7.E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0170359277094" calcext:value-type="float">
            <text:p>2.10170359277094</text:p>
          </table:table-cell>
          <table:table-cell table:style-name="ce24" office:value-type="string" calcext:value-type="string">
            <text:p>SM_b2032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TRAP-type C4-dicarboxylate transport system, periplasmic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2.F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0309594996622" calcext:value-type="float">
            <text:p>2.10309594996622</text:p>
          </table:table-cell>
          <table:table-cell table:style-name="ce24" office:value-type="string" calcext:value-type="string">
            <text:p>SM_b2039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Defense mechanisms</text:p>
          </table:table-cell>
          <table:table-cell table:style-name="ce17" office:value-type="string" calcext:value-type="string">
            <text:p>Multidrug resistance efflux pump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2.C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0456676728155" calcext:value-type="float">
            <text:p>2.10456676728155</text:p>
          </table:table-cell>
          <table:table-cell table:style-name="ce24" office:value-type="string" calcext:value-type="string">
            <text:p>SMc0238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4-amino-4-deoxy-L-arabinose transferase or related glycosyltransferase of PMT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30.G0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0513327602724" calcext:value-type="float">
            <text:p>2.10513327602724</text:p>
          </table:table-cell>
          <table:table-cell table:style-name="ce24" office:value-type="string" calcext:value-type="string">
            <text:p>SMc0010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04.D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0585160209567" calcext:value-type="float">
            <text:p>2.10585160209567</text:p>
          </table:table-cell>
          <table:table-cell table:style-name="ce24" office:value-type="string" calcext:value-type="string">
            <text:p>SMc0439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sugar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25.D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0642932099295" calcext:value-type="float">
            <text:p>2.10642932099295</text:p>
          </table:table-cell>
          <table:table-cell table:style-name="ce24" office:value-type="string" calcext:value-type="string">
            <text:p>SMa158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Predicted ester cycl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30.F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0663976096811" calcext:value-type="float">
            <text:p>2.10663976096811</text:p>
          </table:table-cell>
          <table:table-cell table:style-name="ce24" office:value-type="string" calcext:value-type="string">
            <text:p>SM_b20595</text:p>
          </table:table-cell>
          <table:table-cell table:style-name="ce25" office:value-type="string" calcext:value-type="string">
            <text:p>ftsK2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cycle control, cell division, chromosome partitioning</text:p>
          </table:table-cell>
          <table:table-cell table:style-name="ce17" office:value-type="string" calcext:value-type="string">
            <text:p>DNA segregation ATPase FtsK/SpoIIIE and related protein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02.C1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0938416571017" calcext:value-type="float">
            <text:p>2.10938416571017</text:p>
          </table:table-cell>
          <table:table-cell table:style-name="ce24" office:value-type="string" calcext:value-type="string">
            <text:p>SM_b2077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Tetratricopeptide (TPR) repea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7.B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0949691250004" calcext:value-type="float">
            <text:p>2.10949691250004</text:p>
          </table:table-cell>
          <table:table-cell table:style-name="ce24" office:value-type="string" calcext:value-type="string">
            <text:p>SMa238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ATPase components of ABC transporters with duplicated ATPase domain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5.C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1147666385235" calcext:value-type="float">
            <text:p>2.11147666385235</text:p>
          </table:table-cell>
          <table:table-cell table:style-name="ce24" office:value-type="string" calcext:value-type="string">
            <text:p>SM_b2147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Mobilome</text:p>
          </table:table-cell>
          <table:table-cell table:style-name="ce17" office:value-type="string" calcext:value-type="string">
            <text:p>Mobilome: prophages, transposons</text:p>
          </table:table-cell>
          <table:table-cell table:style-name="ce17" office:value-type="string" calcext:value-type="string">
            <text:p>Retron-type reverse transcript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08.D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1288903764716" calcext:value-type="float">
            <text:p>2.11288903764716</text:p>
          </table:table-cell>
          <table:table-cell table:style-name="ce24" office:value-type="string" calcext:value-type="string">
            <text:p>SM_b20481</text:p>
          </table:table-cell>
          <table:table-cell table:style-name="ce25" office:value-type="string" calcext:value-type="string">
            <text:p>asnO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sparagine synthetase B (glutamine-hydrolyzing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22.C09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Repressed (mutM)</text:p>
          </table:table-cell>
          <table:table-cell table:style-name="ce27" office:value-type="float" office:value="2.11354711539945" calcext:value-type="float">
            <text:p>2.11354711539945</text:p>
          </table:table-cell>
          <table:table-cell table:style-name="ce24" office:value-type="string" calcext:value-type="string">
            <text:p>SMc01125</text:p>
          </table:table-cell>
          <table:table-cell table:style-name="ce25" office:value-type="string" calcext:value-type="string">
            <text:p>mut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Replication, recombination and repair</text:p>
          </table:table-cell>
          <table:table-cell table:style-name="ce17" office:value-type="string" calcext:value-type="string">
            <text:p>DNA mismatch repair ATPase Mut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5.26.B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1472830932022" calcext:value-type="float">
            <text:p>2.11472830932022</text:p>
          </table:table-cell>
          <table:table-cell table:style-name="ce24" office:value-type="string" calcext:value-type="string">
            <text:p>SMa109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9.F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147534048417" calcext:value-type="float">
            <text:p>2.1147534048417</text:p>
          </table:table-cell>
          <table:table-cell table:style-name="ce24" office:value-type="string" calcext:value-type="string">
            <text:p>SMc0041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conserved protein, DUF1330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14.C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1977014561604" calcext:value-type="float">
            <text:p>2.11977014561604</text:p>
          </table:table-cell>
          <table:table-cell table:style-name="ce24" office:value-type="string" calcext:value-type="string">
            <text:p>SMc0217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membrane protein YphA, DoxX/SURF4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30.D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2127543212087" calcext:value-type="float">
            <text:p>2.12127543212087</text:p>
          </table:table-cell>
          <table:table-cell table:style-name="ce24" office:value-type="string" calcext:value-type="string">
            <text:p>SMc0431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BC-type proline/glycine betaine transport system, periplasmic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15.E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2794130194973" calcext:value-type="float">
            <text:p>2.12794130194973</text:p>
          </table:table-cell>
          <table:table-cell table:style-name="ce24" office:value-type="string" calcext:value-type="string">
            <text:p>SM_b20940</text:p>
          </table:table-cell>
          <table:table-cell table:style-name="ce25" office:value-type="string" calcext:value-type="string">
            <text:p>exsB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lation, ribosomal structure and biogenesis</text:p>
          </table:table-cell>
          <table:table-cell table:style-name="ce17" office:value-type="string" calcext:value-type="string">
            <text:p>7-cyano-7-deazaguanine synthase (queuosine biosynthesis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25.A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3313709595048" calcext:value-type="float">
            <text:p>2.13313709595048</text:p>
          </table:table-cell>
          <table:table-cell table:style-name="ce24" office:value-type="string" calcext:value-type="string">
            <text:p>SMc03805</text:p>
          </table:table-cell>
          <table:table-cell table:style-name="ce25" office:value-type="string" calcext:value-type="string">
            <text:p>tesB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Lipid transport and metabolism</text:p>
          </table:table-cell>
          <table:table-cell table:style-name="ce17" office:value-type="string" calcext:value-type="string">
            <text:p>Acyl-CoA thioester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0.A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3966172300889" calcext:value-type="float">
            <text:p>2.13966172300889</text:p>
          </table:table-cell>
          <table:table-cell table:style-name="ce24" office:value-type="string" calcext:value-type="string">
            <text:p>SM_b2063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conserved protein, DUF1680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9.F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4121887845701" calcext:value-type="float">
            <text:p>2.14121887845701</text:p>
          </table:table-cell>
          <table:table-cell table:style-name="ce24" office:value-type="string" calcext:value-type="string">
            <text:p>SMa187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Replication, recombination and repair</text:p>
          </table:table-cell>
          <table:table-cell table:style-name="ce17" office:value-type="string" calcext:value-type="string">
            <text:p>Site-specific recombinase XerC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9.E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4289058873323" calcext:value-type="float">
            <text:p>2.14289058873323</text:p>
          </table:table-cell>
          <table:table-cell table:style-name="ce24" office:value-type="string" calcext:value-type="string">
            <text:p>SMa070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glycerol-3-phosphate transport system, periplasmic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G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4333435211487" calcext:value-type="float">
            <text:p>2.14333435211487</text:p>
          </table:table-cell>
          <table:table-cell table:style-name="ce24" office:value-type="string" calcext:value-type="string">
            <text:p>SMc01951</text:p>
          </table:table-cell>
          <table:table-cell table:style-name="ce25" office:value-type="string" calcext:value-type="string">
            <text:p>livH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Branched-chain amino acid ABC-type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7.C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536226305729" calcext:value-type="float">
            <text:p>2.1536226305729</text:p>
          </table:table-cell>
          <table:table-cell table:style-name="ce24" office:value-type="string" calcext:value-type="string">
            <text:p>SMa205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4.C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5625843696883" calcext:value-type="float">
            <text:p>2.15625843696883</text:p>
          </table:table-cell>
          <table:table-cell table:style-name="ce24" office:value-type="string" calcext:value-type="string">
            <text:p>SMc0040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Predicted periplasmic lipoprote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0.E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581155938176" calcext:value-type="float">
            <text:p>2.1581155938176</text:p>
          </table:table-cell>
          <table:table-cell table:style-name="ce24" office:value-type="string" calcext:value-type="string">
            <text:p>SMc0010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Secondary metabolites biosynthesis, transport and catabolism</text:p>
          </table:table-cell>
          <table:table-cell table:style-name="ce17" office:value-type="string" calcext:value-type="string">
            <text:p>Catechol 2,3-dioxygenase or other lactoylglutathione lyase family enzym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23.H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6020346981842" calcext:value-type="float">
            <text:p>2.16020346981842</text:p>
          </table:table-cell>
          <table:table-cell table:style-name="ce24" office:value-type="string" calcext:value-type="string">
            <text:p>SMc0224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5.B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6219437003786" calcext:value-type="float">
            <text:p>2.16219437003786</text:p>
          </table:table-cell>
          <table:table-cell table:style-name="ce24" office:value-type="string" calcext:value-type="string">
            <text:p>SMa2294</text:p>
          </table:table-cell>
          <table:table-cell table:style-name="ce25" office:value-type="string" calcext:value-type="string">
            <text:p>mrcA2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Membrane carboxypeptidase/penicillin-binding prote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30.F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7284506456681" calcext:value-type="float">
            <text:p>2.17284506456681</text:p>
          </table:table-cell>
          <table:table-cell table:style-name="ce24" office:value-type="string" calcext:value-type="string">
            <text:p>SM_b2136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membrane prote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6.E0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7443526820409" calcext:value-type="float">
            <text:p>2.17443526820409</text:p>
          </table:table-cell>
          <table:table-cell table:style-name="ce24" office:value-type="string" calcext:value-type="string">
            <text:p>SMc0380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prote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8.F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7471363769164" calcext:value-type="float">
            <text:p>2.17471363769164</text:p>
          </table:table-cell>
          <table:table-cell table:style-name="ce24" office:value-type="string" calcext:value-type="string">
            <text:p>SM_b2069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rginine utilization protein RocB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7.H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7550465301573" calcext:value-type="float">
            <text:p>2.17550465301573</text:p>
          </table:table-cell>
          <table:table-cell table:style-name="ce24" office:value-type="string" calcext:value-type="string">
            <text:p>SMc0405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LysR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07.G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7563527276883" calcext:value-type="float">
            <text:p>2.17563527276883</text:p>
          </table:table-cell>
          <table:table-cell table:style-name="ce24" office:value-type="string" calcext:value-type="string">
            <text:p>SMa017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Small-conductance mechanosensitive channel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9.D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7832088107426" calcext:value-type="float">
            <text:p>2.17832088107426</text:p>
          </table:table-cell>
          <table:table-cell table:style-name="ce24" office:value-type="string" calcext:value-type="string">
            <text:p>SMa003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Secondary metabolites biosynthesis, transport and catabolism</text:p>
          </table:table-cell>
          <table:table-cell table:style-name="ce17" office:value-type="string" calcext:value-type="string">
            <text:p>Ca2+-binding protein, RTX toxin-related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22.D0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8056020174916" calcext:value-type="float">
            <text:p>2.18056020174916</text:p>
          </table:table-cell>
          <table:table-cell table:style-name="ce24" office:value-type="string" calcext:value-type="string">
            <text:p>SMa060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Mobilome</text:p>
          </table:table-cell>
          <table:table-cell table:style-name="ce17" office:value-type="string" calcext:value-type="string">
            <text:p>Mobilome: prophages, transposons</text:p>
          </table:table-cell>
          <table:table-cell table:style-name="ce17" office:value-type="string" calcext:value-type="string">
            <text:p>Uncharacterized conserved prote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6.F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8114664954396" calcext:value-type="float">
            <text:p>2.18114664954396</text:p>
          </table:table-cell>
          <table:table-cell table:style-name="ce24" office:value-type="string" calcext:value-type="string">
            <text:p>SM_b2128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Nucleotide metabolism and transport</text:p>
          </table:table-cell>
          <table:table-cell table:style-name="ce17" office:value-type="string" calcext:value-type="string">
            <text:p>Xanthine/uracil/vitamin C permease, AzgA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7.H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8659391060172" calcext:value-type="float">
            <text:p>2.18659391060172</text:p>
          </table:table-cell>
          <table:table-cell table:style-name="ce24" office:value-type="string" calcext:value-type="string">
            <text:p>SM_b2153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LysR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03.F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9063641649389" calcext:value-type="float">
            <text:p>2.19063641649389</text:p>
          </table:table-cell>
          <table:table-cell table:style-name="ce24" office:value-type="string" calcext:value-type="string">
            <text:p>SMc0387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oenzyme transport and metabolism</text:p>
          </table:table-cell>
          <table:table-cell table:style-name="ce17" office:value-type="string" calcext:value-type="string">
            <text:p>ABC-type thiamine transport system, ATP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27.F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19187970188939" calcext:value-type="float">
            <text:p>2.19187970188939</text:p>
          </table:table-cell>
          <table:table-cell table:style-name="ce24" office:value-type="string" calcext:value-type="string">
            <text:p>SMa2406</text:p>
          </table:table-cell>
          <table:table-cell table:style-name="ce25" office:value-type="string" calcext:value-type="string">
            <text:p>rhbD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lation, ribosomal structure and biogenesis</text:p>
          </table:table-cell>
          <table:table-cell table:style-name="ce17" office:value-type="string" calcext:value-type="string">
            <text:p>Protein N-acetyltransferase, RimJ/RimL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0.C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0203328260876" calcext:value-type="float">
            <text:p>2.20203328260876</text:p>
          </table:table-cell>
          <table:table-cell table:style-name="ce24" office:value-type="string" calcext:value-type="string">
            <text:p>SMc0315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Predicted sulfurtransfer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06.E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0347176449583" calcext:value-type="float">
            <text:p>2.20347176449583</text:p>
          </table:table-cell>
          <table:table-cell table:style-name="ce24" office:value-type="string" calcext:value-type="string">
            <text:p>SMa151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ABC-type uncharacterized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7.C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044183965261" calcext:value-type="float">
            <text:p>2.2044183965261</text:p>
          </table:table-cell>
          <table:table-cell table:style-name="ce24" office:value-type="string" calcext:value-type="string">
            <text:p>SMc0121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Predicted arabinose efflux permease, MFS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23.C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0696692789532" calcext:value-type="float">
            <text:p>2.20696692789532</text:p>
          </table:table-cell>
          <table:table-cell table:style-name="ce24" office:value-type="string" calcext:value-type="string">
            <text:p>SM_b2054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Mobilome</text:p>
          </table:table-cell>
          <table:table-cell table:style-name="ce17" office:value-type="string" calcext:value-type="string">
            <text:p>Mobilome: prophages, transposons</text:p>
          </table:table-cell>
          <table:table-cell table:style-name="ce17" office:value-type="string" calcext:value-type="string">
            <text:p>Transpos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1.G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0844532655167" calcext:value-type="float">
            <text:p>2.20844532655167</text:p>
          </table:table-cell>
          <table:table-cell table:style-name="ce24" office:value-type="string" calcext:value-type="string">
            <text:p>SM_b2012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Nucleotide metabolism and transport</text:p>
          </table:table-cell>
          <table:table-cell table:style-name="ce17" office:value-type="string" calcext:value-type="string">
            <text:p>Cytosine/adenosine deaminase or related metal-dependent hydrol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7.D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0906306220722" calcext:value-type="float">
            <text:p>2.20906306220722</text:p>
          </table:table-cell>
          <table:table-cell table:style-name="ce24" office:value-type="string" calcext:value-type="string">
            <text:p>SM_b2001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sugar transport system, periplasmic component, contains N-terminal xre family HTH doma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8.D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1129071942314" calcext:value-type="float">
            <text:p>2.21129071942314</text:p>
          </table:table-cell>
          <table:table-cell table:style-name="ce24" office:value-type="string" calcext:value-type="string">
            <text:p>SM_b2071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Permease of the drug/metabolite transporter (DMT) super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26.F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1269096369749" calcext:value-type="float">
            <text:p>2.21269096369749</text:p>
          </table:table-cell>
          <table:table-cell table:style-name="ce24" office:value-type="string" calcext:value-type="string">
            <text:p>SM_b20767</text:p>
          </table:table-cell>
          <table:table-cell table:style-name="ce25" office:value-type="string" calcext:value-type="string">
            <text:p>dak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Dihydroxyacetone kin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30.C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1302285941657" calcext:value-type="float">
            <text:p>2.21302285941657</text:p>
          </table:table-cell>
          <table:table-cell table:style-name="ce24" office:value-type="string" calcext:value-type="string">
            <text:p>SM_b2101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Rhamnose utilisation protein RhaD, predicted bifunctional aldolase and dehydrogen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3.B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1306195554287" calcext:value-type="float">
            <text:p>2.21306195554287</text:p>
          </table:table-cell>
          <table:table-cell table:style-name="ce24" office:value-type="string" calcext:value-type="string">
            <text:p>SM_b21275</text:p>
          </table:table-cell>
          <table:table-cell table:style-name="ce25" office:value-type="string" calcext:value-type="string">
            <text:p>potC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BC-type spermidine/putrescine transport system, permease component II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5.C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1331850340002" calcext:value-type="float">
            <text:p>2.21331850340002</text:p>
          </table:table-cell>
          <table:table-cell table:style-name="ce24" office:value-type="string" calcext:value-type="string">
            <text:p>SMa210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Fic family prote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05.C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1414798845496" calcext:value-type="float">
            <text:p>2.21414798845496</text:p>
          </table:table-cell>
          <table:table-cell table:style-name="ce24" office:value-type="string" calcext:value-type="string">
            <text:p>SMa005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Lipid transport and metabolism</text:p>
          </table:table-cell>
          <table:table-cell table:style-name="ce17" office:value-type="string" calcext:value-type="string">
            <text:p>NAD(P)-dependent dehydrogenase, short-chain alcohol dehydrogenase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6.F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1849316546171" calcext:value-type="float">
            <text:p>2.21849316546171</text:p>
          </table:table-cell>
          <table:table-cell table:style-name="ce24" office:value-type="string" calcext:value-type="string">
            <text:p>SMc03808</text:p>
          </table:table-cell>
          <table:table-cell table:style-name="ce25" office:value-type="string" calcext:value-type="string">
            <text:p>ftsK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cycle control, cell division, chromosome partitioning</text:p>
          </table:table-cell>
          <table:table-cell table:style-name="ce17" office:value-type="string" calcext:value-type="string">
            <text:p>DNA segregation ATPase FtsK/SpoIIIE and related protein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30.C0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1963608034732" calcext:value-type="float">
            <text:p>2.21963608034732</text:p>
          </table:table-cell>
          <table:table-cell table:style-name="ce24" office:value-type="string" calcext:value-type="string">
            <text:p>SM_b2101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C1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1970348129129" calcext:value-type="float">
            <text:p>2.21970348129129</text:p>
          </table:table-cell>
          <table:table-cell table:style-name="ce24" office:value-type="string" calcext:value-type="string">
            <text:p>SMc0225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BC-type arginine/histidine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5.C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201153237079" calcext:value-type="float">
            <text:p>2.2201153237079</text:p>
          </table:table-cell>
          <table:table-cell table:style-name="ce24" office:value-type="string" calcext:value-type="string">
            <text:p>SMa055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Nucleotide metabolism and transport</text:p>
          </table:table-cell>
          <table:table-cell table:style-name="ce17" office:value-type="string" calcext:value-type="string">
            <text:p>Dihydroorotase or related cyclic amidohydrol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18.F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2326412677413" calcext:value-type="float">
            <text:p>2.22326412677413</text:p>
          </table:table-cell>
          <table:table-cell table:style-name="ce24" office:value-type="string" calcext:value-type="string">
            <text:p>SMc02799</text:p>
          </table:table-cell>
          <table:table-cell table:style-name="ce25" office:value-type="string" calcext:value-type="string">
            <text:p>gidB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lation, ribosomal structure and biogenesis</text:p>
          </table:table-cell>
          <table:table-cell table:style-name="ce17" office:value-type="string" calcext:value-type="string">
            <text:p>16S rRNA G527 N7-methylase RsmG (former glucose-inhibited division protein B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5.26.E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2521266471288" calcext:value-type="float">
            <text:p>2.22521266471288</text:p>
          </table:table-cell>
          <table:table-cell table:style-name="ce24" office:value-type="string" calcext:value-type="string">
            <text:p>SM_b2024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7.D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2988041537959" calcext:value-type="float">
            <text:p>2.22988041537959</text:p>
          </table:table-cell>
          <table:table-cell table:style-name="ce24" office:value-type="string" calcext:value-type="string">
            <text:p>SMc02300</text:p>
          </table:table-cell>
          <table:table-cell table:style-name="ce25" office:value-type="string" calcext:value-type="string">
            <text:p>TRm30.4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Replication, recombination and repair</text:p>
          </table:table-cell>
          <table:table-cell table:style-name="ce17" office:value-type="string" calcext:value-type="string">
            <text:p>Site-specific DNA recombinase related to the DNA invertase P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3.A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3396943415937" calcext:value-type="float">
            <text:p>2.23396943415937</text:p>
          </table:table-cell>
          <table:table-cell table:style-name="ce24" office:value-type="string" calcext:value-type="string">
            <text:p>SM_b2164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Secondary metabolites biosynthesis, transport and catabolism</text:p>
          </table:table-cell>
          <table:table-cell table:style-name="ce17" office:value-type="string" calcext:value-type="string">
            <text:p>ABC-type microcin C transport system, duplicated ATPase component YejF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06.C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4820842597126" calcext:value-type="float">
            <text:p>2.24820842597126</text:p>
          </table:table-cell>
          <table:table-cell table:style-name="ce24" office:value-type="string" calcext:value-type="string">
            <text:p>SM_b2134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Ribose/xylose/arabinose/galactoside ABC-type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5.F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501915085953" calcext:value-type="float">
            <text:p>2.2501915085953</text:p>
          </table:table-cell>
          <table:table-cell table:style-name="ce24" office:value-type="string" calcext:value-type="string">
            <text:p>SMa140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Predicted oxidoreductase (related to aryl-alcohol dehydrogenas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18.B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537612766584" calcext:value-type="float">
            <text:p>2.2537612766584</text:p>
          </table:table-cell>
          <table:table-cell table:style-name="ce24" office:value-type="string" calcext:value-type="string">
            <text:p>SMc0273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AAA+-type ATPase, SpoVK/Ycf46/Vps4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30.E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5406454202446" calcext:value-type="float">
            <text:p>2.25406454202446</text:p>
          </table:table-cell>
          <table:table-cell table:style-name="ce24" office:value-type="string" calcext:value-type="string">
            <text:p>SMc01666</text:p>
          </table:table-cell>
          <table:table-cell table:style-name="ce25" office:value-type="string" calcext:value-type="string">
            <text:p>mdeA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Cystathionine beta-lyase/cystathionine gamma-synth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9.A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5414707707086" calcext:value-type="float">
            <text:p>2.25414707707086</text:p>
          </table:table-cell>
          <table:table-cell table:style-name="ce24" office:value-type="string" calcext:value-type="string">
            <text:p>SMc0066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membrane protein YjiH, contains nucleoside recognition GATE doma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5.C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5517380473657" calcext:value-type="float">
            <text:p>2.25517380473657</text:p>
          </table:table-cell>
          <table:table-cell table:style-name="ce24" office:value-type="string" calcext:value-type="string">
            <text:p>SMc0170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Intracellular trafficking, secretion, and vesicular transport</text:p>
          </table:table-cell>
          <table:table-cell table:style-name="ce17" office:value-type="string" calcext:value-type="string">
            <text:p>Autotransporter adhes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D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6692059462096" calcext:value-type="float">
            <text:p>2.26692059462096</text:p>
          </table:table-cell>
          <table:table-cell table:style-name="ce24" office:value-type="string" calcext:value-type="string">
            <text:p>SM_b2156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DNA-binding response regulator, OmpR family, contains REC and winged-helix (wHTH) doma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5.27.E0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6716613652207" calcext:value-type="float">
            <text:p>2.26716613652207</text:p>
          </table:table-cell>
          <table:table-cell table:style-name="ce24" office:value-type="string" calcext:value-type="string">
            <text:p>SMc0381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sugar transport system, ATP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26.A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6718365621516" calcext:value-type="float">
            <text:p>2.26718365621516</text:p>
          </table:table-cell>
          <table:table-cell table:style-name="ce24" office:value-type="string" calcext:value-type="string">
            <text:p>SMc0172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Anti-sigma-K factor RskA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5.B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6895529386301" calcext:value-type="float">
            <text:p>2.26895529386301</text:p>
          </table:table-cell>
          <table:table-cell table:style-name="ce24" office:value-type="string" calcext:value-type="string">
            <text:p>SMc0237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Post-translational modification, protein turnover, chaperone functions</text:p>
          </table:table-cell>
          <table:table-cell table:style-name="ce17" office:value-type="string" calcext:value-type="string">
            <text:p>Molecular chaperone DnaK (HSP70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07.F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7343104265508" calcext:value-type="float">
            <text:p>2.27343104265508</text:p>
          </table:table-cell>
          <table:table-cell table:style-name="ce24" office:value-type="string" calcext:value-type="string">
            <text:p>SMc0381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sugar transport system, ATP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7.D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7353109593951" calcext:value-type="float">
            <text:p>2.27353109593951</text:p>
          </table:table-cell>
          <table:table-cell table:style-name="ce24" office:value-type="string" calcext:value-type="string">
            <text:p>SM_b2100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Predicted arabinose efflux permease, MFS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5.F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776153687553" calcext:value-type="float">
            <text:p>2.2776153687553</text:p>
          </table:table-cell>
          <table:table-cell table:style-name="ce24" office:value-type="string" calcext:value-type="string">
            <text:p>SMa029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Post-translational modification, protein turnover, chaperone functions</text:p>
          </table:table-cell>
          <table:table-cell table:style-name="ce17" office:value-type="string" calcext:value-type="string">
            <text:p>ABC-type glutathione transport system ATPase component, contains duplicated ATPase doma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5.A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7835848915335" calcext:value-type="float">
            <text:p>2.27835848915335</text:p>
          </table:table-cell>
          <table:table-cell table:style-name="ce24" office:value-type="string" calcext:value-type="string">
            <text:p>SM_b2096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glycerol-3-phosphate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2.F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8343318912481" calcext:value-type="float">
            <text:p>2.28343318912481</text:p>
          </table:table-cell>
          <table:table-cell table:style-name="ce24" office:value-type="string" calcext:value-type="string">
            <text:p>SMc03195</text:p>
          </table:table-cell>
          <table:table-cell table:style-name="ce25" office:value-type="string" calcext:value-type="string">
            <text:p>ung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Replication, recombination and repair</text:p>
          </table:table-cell>
          <table:table-cell table:style-name="ce17" office:value-type="string" calcext:value-type="string">
            <text:p>Uracil DNA glycosyl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23.B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8397492072084" calcext:value-type="float">
            <text:p>2.28397492072084</text:p>
          </table:table-cell>
          <table:table-cell table:style-name="ce24" office:value-type="string" calcext:value-type="string">
            <text:p>SM_b2091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conserved prote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08.D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28991861067371" calcext:value-type="float">
            <text:p>2.28991861067371</text:p>
          </table:table-cell>
          <table:table-cell table:style-name="ce24" office:value-type="string" calcext:value-type="string">
            <text:p>SM_b2164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Secondary metabolites biosynthesis, transport and catabolism</text:p>
          </table:table-cell>
          <table:table-cell table:style-name="ce17" office:value-type="string" calcext:value-type="string">
            <text:p>ABC-type microcin C transport system, duplicated ATPase component YejF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9.A0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0049843676494" calcext:value-type="float">
            <text:p>2.30049843676494</text:p>
          </table:table-cell>
          <table:table-cell table:style-name="ce24" office:value-type="string" calcext:value-type="string">
            <text:p>SMa232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K+-sensing histidine kinase KdpD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5.E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0541423577533" calcext:value-type="float">
            <text:p>2.30541423577533</text:p>
          </table:table-cell>
          <table:table-cell table:style-name="ce24" office:value-type="string" calcext:value-type="string">
            <text:p>SMc0080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Predicted arabinose efflux permease, MFS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2.F1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105834218196" calcext:value-type="float">
            <text:p>2.3105834218196</text:p>
          </table:table-cell>
          <table:table-cell table:style-name="ce24" office:value-type="string" calcext:value-type="string">
            <text:p>SMc0277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sugar transport system, ATP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7.D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1149826296681" calcext:value-type="float">
            <text:p>2.31149826296681</text:p>
          </table:table-cell>
          <table:table-cell table:style-name="ce24" office:value-type="string" calcext:value-type="string">
            <text:p>SM_b2159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sugar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5.G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1347548355217" calcext:value-type="float">
            <text:p>2.31347548355217</text:p>
          </table:table-cell>
          <table:table-cell table:style-name="ce24" office:value-type="string" calcext:value-type="string">
            <text:p>SMa159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Extracellular structures</text:p>
          </table:table-cell>
          <table:table-cell table:style-name="ce17" office:value-type="string" calcext:value-type="string">
            <text:p>P pilus assembly protein, chaperone PapD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6.F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1374002584981" calcext:value-type="float">
            <text:p>2.31374002584981</text:p>
          </table:table-cell>
          <table:table-cell table:style-name="ce24" office:value-type="string" calcext:value-type="string">
            <text:p>SMc02349</text:p>
          </table:table-cell>
          <table:table-cell table:style-name="ce25" office:value-type="string" calcext:value-type="string">
            <text:p>asfA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Succinate dehydrogenase/fumarate reductase, flavoprotein subuni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5.B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2102029615361" calcext:value-type="float">
            <text:p>2.32102029615361</text:p>
          </table:table-cell>
          <table:table-cell table:style-name="ce24" office:value-type="string" calcext:value-type="string">
            <text:p>SM_b20939</text:p>
          </table:table-cell>
          <table:table-cell table:style-name="ce25" office:value-type="string" calcext:value-type="string">
            <text:p>exsC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oenzyme transport and metabolism</text:p>
          </table:table-cell>
          <table:table-cell table:style-name="ce17" office:value-type="string" calcext:value-type="string">
            <text:p>6-pyruvoyl-tetrahydropterin synth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10.E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2426353534709" calcext:value-type="float">
            <text:p>2.32426353534709</text:p>
          </table:table-cell>
          <table:table-cell table:style-name="ce24" office:value-type="string" calcext:value-type="string">
            <text:p>SM_b2060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Branched-chain amino acid ABC-type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C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2609033149211" calcext:value-type="float">
            <text:p>2.32609033149211</text:p>
          </table:table-cell>
          <table:table-cell table:style-name="ce24" office:value-type="string" calcext:value-type="string">
            <text:p>SMa0583</text:p>
          </table:table-cell>
          <table:table-cell table:style-name="ce25" office:value-type="string" calcext:value-type="string">
            <text:p>nrtB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ABC-type nitrate/sulfonate/bicarbonate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7.C0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333335165538" calcext:value-type="float">
            <text:p>2.3333335165538</text:p>
          </table:table-cell>
          <table:table-cell table:style-name="ce24" office:value-type="string" calcext:value-type="string">
            <text:p>SMc0232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sugar transport system, periplasmic component, contains N-terminal xre family HTH doma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7.C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3654811406142" calcext:value-type="float">
            <text:p>2.33654811406142</text:p>
          </table:table-cell>
          <table:table-cell table:style-name="ce24" office:value-type="string" calcext:value-type="string">
            <text:p>SM_b20004</text:p>
          </table:table-cell>
          <table:table-cell table:style-name="ce25" office:value-type="string" calcext:value-type="string">
            <text:p>gstR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LysR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5.D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3661303755156" calcext:value-type="float">
            <text:p>2.33661303755156</text:p>
          </table:table-cell>
          <table:table-cell table:style-name="ce24" office:value-type="string" calcext:value-type="string">
            <text:p>SMc0114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Ketosteroid isomerase homolog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26.C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3837579092162" calcext:value-type="float">
            <text:p>2.33837579092162</text:p>
          </table:table-cell>
          <table:table-cell table:style-name="ce24" office:value-type="string" calcext:value-type="string">
            <text:p>SMa199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Ribose/xylose/arabinose/galactoside ABC-type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9.F0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4214294508782" calcext:value-type="float">
            <text:p>2.34214294508782</text:p>
          </table:table-cell>
          <table:table-cell table:style-name="ce24" office:value-type="string" calcext:value-type="string">
            <text:p>SMa002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Post-translational modification, protein turnover, chaperone functions</text:p>
          </table:table-cell>
          <table:table-cell table:style-name="ce17" office:value-type="string" calcext:value-type="string">
            <text:p>Transglutaminase-like enzyme, putative cysteine prote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6.F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4233976268358" calcext:value-type="float">
            <text:p>2.34233976268358</text:p>
          </table:table-cell>
          <table:table-cell table:style-name="ce24" office:value-type="string" calcext:value-type="string">
            <text:p>SM_b21654</text:p>
          </table:table-cell>
          <table:table-cell table:style-name="ce25" office:value-type="string" calcext:value-type="string">
            <text:p>lacG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glycerol-3-phosphate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9.E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4990504619172" calcext:value-type="float">
            <text:p>2.34990504619172</text:p>
          </table:table-cell>
          <table:table-cell table:style-name="ce24" office:value-type="string" calcext:value-type="string">
            <text:p>SMa225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Replication, recombination and repair</text:p>
          </table:table-cell>
          <table:table-cell table:style-name="ce17" office:value-type="string" calcext:value-type="string">
            <text:p>Integr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3.C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5203637808399" calcext:value-type="float">
            <text:p>2.35203637808399</text:p>
          </table:table-cell>
          <table:table-cell table:style-name="ce24" office:value-type="string" calcext:value-type="string">
            <text:p>SMa041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Replication, recombination and repair</text:p>
          </table:table-cell>
          <table:table-cell table:style-name="ce17" office:value-type="string" calcext:value-type="string">
            <text:p>Eukaryotic-type DNA prim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15.B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5253564368626" calcext:value-type="float">
            <text:p>2.35253564368626</text:p>
          </table:table-cell>
          <table:table-cell table:style-name="ce24" office:value-type="string" calcext:value-type="string">
            <text:p>SM_b2053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prote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30.E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5326909276845" calcext:value-type="float">
            <text:p>2.35326909276845</text:p>
          </table:table-cell>
          <table:table-cell table:style-name="ce24" office:value-type="string" calcext:value-type="string">
            <text:p>SMc0313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Sugar phosphate isomerase/epimer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5.27.D0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538488383429" calcext:value-type="float">
            <text:p>2.3538488383429</text:p>
          </table:table-cell>
          <table:table-cell table:style-name="ce24" office:value-type="string" calcext:value-type="string">
            <text:p>SM_b2043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Nitrate/nitrite transporter NarK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21.D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5498873469099" calcext:value-type="float">
            <text:p>2.35498873469099</text:p>
          </table:table-cell>
          <table:table-cell table:style-name="ce24" office:value-type="string" calcext:value-type="string">
            <text:p>SM_b2146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Sugar or nucleoside kinase, ribokinase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4.F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5512917521981" calcext:value-type="float">
            <text:p>2.35512917521981</text:p>
          </table:table-cell>
          <table:table-cell table:style-name="ce24" office:value-type="string" calcext:value-type="string">
            <text:p>SMc0412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Cation transport ATP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23.D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5706055918713" calcext:value-type="float">
            <text:p>2.35706055918713</text:p>
          </table:table-cell>
          <table:table-cell table:style-name="ce24" office:value-type="string" calcext:value-type="string">
            <text:p>SMc0288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Predicted arabinose efflux permease, MFS family (Corrected annotation: putative ferrisiderophore permeas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22.C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609069451373" calcext:value-type="float">
            <text:p>2.3609069451373</text:p>
          </table:table-cell>
          <table:table-cell table:style-name="ce24" office:value-type="string" calcext:value-type="string">
            <text:p>SMc01821</text:p>
          </table:table-cell>
          <table:table-cell table:style-name="ce25" office:value-type="string" calcext:value-type="string">
            <text:p>dh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Nucleotide metabolism and transport</text:p>
          </table:table-cell>
          <table:table-cell table:style-name="ce17" office:value-type="string" calcext:value-type="string">
            <text:p>Dihydroorotase or related cyclic amidohydrol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9.D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7215926411867" calcext:value-type="float">
            <text:p>2.37215926411867</text:p>
          </table:table-cell>
          <table:table-cell table:style-name="ce24" office:value-type="string" calcext:value-type="string">
            <text:p>SM_b2099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Uncharacterized NAD(P)/FAD-binding protein Ydh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9.E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752164434663" calcext:value-type="float">
            <text:p>2.3752164434663</text:p>
          </table:table-cell>
          <table:table-cell table:style-name="ce24" office:value-type="string" calcext:value-type="string">
            <text:p>SMc0097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Mg2+ and Co2+ transporter CorA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7.G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7755042025235" calcext:value-type="float">
            <text:p>2.37755042025235</text:p>
          </table:table-cell>
          <table:table-cell table:style-name="ce24" office:value-type="string" calcext:value-type="string">
            <text:p>SM_b21447</text:p>
          </table:table-cell>
          <table:table-cell table:style-name="ce25" office:value-type="string" calcext:value-type="string">
            <text:p>glgB2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1,4-alpha-glucan branching enzym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5.G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7866692203692" calcext:value-type="float">
            <text:p>2.37866692203692</text:p>
          </table:table-cell>
          <table:table-cell table:style-name="ce24" office:value-type="string" calcext:value-type="string">
            <text:p>SM_b2002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lation, ribosomal structure and biogenesis</text:p>
          </table:table-cell>
          <table:table-cell table:style-name="ce17" office:value-type="string" calcext:value-type="string">
            <text:p>16S rRNA U516 pseudouridylate synthase RsuA and related 23S rRNA U2605, pseudouridylate synthase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5.E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7983024221599" calcext:value-type="float">
            <text:p>2.37983024221599</text:p>
          </table:table-cell>
          <table:table-cell table:style-name="ce24" office:value-type="string" calcext:value-type="string">
            <text:p>SM_b2022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Cupin domain protein related to quercetin dioxygen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5.B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8810802752923" calcext:value-type="float">
            <text:p>2.38810802752923</text:p>
          </table:table-cell>
          <table:table-cell table:style-name="ce24" office:value-type="string" calcext:value-type="string">
            <text:p>SMc0310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lation, ribosomal structure and biogenesis</text:p>
          </table:table-cell>
          <table:table-cell table:style-name="ce17" office:value-type="string" calcext:value-type="string">
            <text:p>Protein N-acetyltransferase, RimJ/RimL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7.E0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8932652834314" calcext:value-type="float">
            <text:p>2.38932652834314</text:p>
          </table:table-cell>
          <table:table-cell table:style-name="ce24" office:value-type="string" calcext:value-type="string">
            <text:p>SM_b2115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Lipid transport and metabolism</text:p>
          </table:table-cell>
          <table:table-cell table:style-name="ce17" office:value-type="string" calcext:value-type="string">
            <text:p>NAD(P)-dependent dehydrogenase, short-chain alcohol dehydrogenase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8.C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9043000811735" calcext:value-type="float">
            <text:p>2.39043000811735</text:p>
          </table:table-cell>
          <table:table-cell table:style-name="ce24" office:value-type="string" calcext:value-type="string">
            <text:p>SMa017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LysR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08.F0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9090031925449" calcext:value-type="float">
            <text:p>2.39090031925449</text:p>
          </table:table-cell>
          <table:table-cell table:style-name="ce24" office:value-type="string" calcext:value-type="string">
            <text:p>SMa2333</text:p>
          </table:table-cell>
          <table:table-cell table:style-name="ce25" office:value-type="string" calcext:value-type="string">
            <text:p>kdpA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K+-transporting ATPase, A cha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8.E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9464026287903" calcext:value-type="float">
            <text:p>2.39464026287903</text:p>
          </table:table-cell>
          <table:table-cell table:style-name="ce24" office:value-type="string" calcext:value-type="string">
            <text:p>SMa018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Predicted arabinose efflux permease, MFS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9.F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9520713478006" calcext:value-type="float">
            <text:p>2.39520713478006</text:p>
          </table:table-cell>
          <table:table-cell table:style-name="ce24" office:value-type="string" calcext:value-type="string">
            <text:p>SMc0037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Ferritin-like metal-binding protein Yci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D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9764925904356" calcext:value-type="float">
            <text:p>2.39764925904356</text:p>
          </table:table-cell>
          <table:table-cell table:style-name="ce24" office:value-type="string" calcext:value-type="string">
            <text:p>SMa0697</text:p>
          </table:table-cell>
          <table:table-cell table:style-name="ce25" office:value-type="string" calcext:value-type="string">
            <text:p>arcC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Carbamate kin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5.F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39996910344037" calcext:value-type="float">
            <text:p>2.39996910344037</text:p>
          </table:table-cell>
          <table:table-cell table:style-name="ce24" office:value-type="string" calcext:value-type="string">
            <text:p>SMa236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ABC-type uncharacterized transport system, ATP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C0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0112321846736" calcext:value-type="float">
            <text:p>2.40112321846736</text:p>
          </table:table-cell>
          <table:table-cell table:style-name="ce24" office:value-type="string" calcext:value-type="string">
            <text:p>SM_b2002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Lrp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6.F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0359736682556" calcext:value-type="float">
            <text:p>2.40359736682556</text:p>
          </table:table-cell>
          <table:table-cell table:style-name="ce24" office:value-type="string" calcext:value-type="string">
            <text:p>SMc04051</text:p>
          </table:table-cell>
          <table:table-cell table:style-name="ce25" office:value-type="string" calcext:value-type="string">
            <text:p>rpoE4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directed RNA polymerase specialized sigma subunit, sigma24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2.E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0446756037161" calcext:value-type="float">
            <text:p>2.40446756037161</text:p>
          </table:table-cell>
          <table:table-cell table:style-name="ce24" office:value-type="string" calcext:value-type="string">
            <text:p>SMc02843</text:p>
          </table:table-cell>
          <table:table-cell table:style-name="ce25" office:value-type="string" calcext:value-type="string">
            <text:p>nth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Replication, recombination and repair</text:p>
          </table:table-cell>
          <table:table-cell table:style-name="ce17" office:value-type="string" calcext:value-type="string">
            <text:p>Endonuclease III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07.E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1447782966152" calcext:value-type="float">
            <text:p>2.41447782966152</text:p>
          </table:table-cell>
          <table:table-cell table:style-name="ce24" office:value-type="string" calcext:value-type="string">
            <text:p>SMc0223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TPR repea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5.D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1561157406752" calcext:value-type="float">
            <text:p>2.41561157406752</text:p>
          </table:table-cell>
          <table:table-cell table:style-name="ce24" office:value-type="string" calcext:value-type="string">
            <text:p>SM_b2098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TRAP-type C4-dicarboxylate transport system, periplasmic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7.D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2131884593233" calcext:value-type="float">
            <text:p>2.42131884593233</text:p>
          </table:table-cell>
          <table:table-cell table:style-name="ce24" office:value-type="string" calcext:value-type="string">
            <text:p>SM_b2149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21.A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3859763749613" calcext:value-type="float">
            <text:p>2.43859763749613</text:p>
          </table:table-cell>
          <table:table-cell table:style-name="ce24" office:value-type="string" calcext:value-type="string">
            <text:p>SMc0061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Lysylphosphatidylglycerol synthetase, C-terminal domain, DUF2156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5.29.D0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3889627030119" calcext:value-type="float">
            <text:p>2.43889627030119</text:p>
          </table:table-cell>
          <table:table-cell table:style-name="ce24" office:value-type="string" calcext:value-type="string">
            <text:p>SMc0424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Beta-xylosid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6.E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4005672899401" calcext:value-type="float">
            <text:p>2.44005672899401</text:p>
          </table:table-cell>
          <table:table-cell table:style-name="ce24" office:value-type="string" calcext:value-type="string">
            <text:p>SM_b2013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CO or xanthine dehydrogenase, FAD-binding subuni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23.F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4078040920221" calcext:value-type="float">
            <text:p>2.44078040920221</text:p>
          </table:table-cell>
          <table:table-cell table:style-name="ce24" office:value-type="string" calcext:value-type="string">
            <text:p>SMc0146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GGDEF domain, diguanylate cyclase (c-di-GMP synthetase) or its enzymatically inactive variant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7.C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4098182326964" calcext:value-type="float">
            <text:p>2.44098182326964</text:p>
          </table:table-cell>
          <table:table-cell table:style-name="ce24" office:value-type="string" calcext:value-type="string">
            <text:p>SMc03132</text:p>
          </table:table-cell>
          <table:table-cell table:style-name="ce25" office:value-type="string" calcext:value-type="string">
            <text:p>ordL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Glycine/D-amino acid oxidase (deaminating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3.G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4321496827495" calcext:value-type="float">
            <text:p>2.44321496827495</text:p>
          </table:table-cell>
          <table:table-cell table:style-name="ce24" office:value-type="string" calcext:value-type="string">
            <text:p>SM_b20843</text:p>
          </table:table-cell>
          <table:table-cell table:style-name="ce25" office:value-type="string" calcext:value-type="string">
            <text:p>algI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wall/membrane/envelop biogenesis</text:p>
          </table:table-cell>
          <table:table-cell table:style-name="ce17" office:value-type="string" calcext:value-type="string">
            <text:p>D-alanyl-lipoteichoic acid acyltransferase DltB, MBOAT super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9.E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4586761781791" calcext:value-type="float">
            <text:p>2.44586761781791</text:p>
          </table:table-cell>
          <table:table-cell table:style-name="ce24" office:value-type="string" calcext:value-type="string">
            <text:p>SMc02176</text:p>
          </table:table-cell>
          <table:table-cell table:style-name="ce25" office:value-type="string" calcext:value-type="string">
            <text:p>cyaD1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Extracellular (periplasmic) sensor domain CHASE2 (specificity unknown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22.D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4860490330975" calcext:value-type="float">
            <text:p>2.44860490330975</text:p>
          </table:table-cell>
          <table:table-cell table:style-name="ce24" office:value-type="string" calcext:value-type="string">
            <text:p>SMa0124</text:p>
          </table:table-cell>
          <table:table-cell table:style-name="ce25" office:value-type="string" calcext:value-type="string">
            <text:p>groEL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Post-translational modification, protein turnover, chaperone functions</text:p>
          </table:table-cell>
          <table:table-cell table:style-name="ce17" office:value-type="string" calcext:value-type="string">
            <text:p>Chaperonin GroEL (HSP60 family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3.F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5290930297911" calcext:value-type="float">
            <text:p>2.45290930297911</text:p>
          </table:table-cell>
          <table:table-cell table:style-name="ce24" office:value-type="string" calcext:value-type="string">
            <text:p>SMc0263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conserved protein YndB, AHSA1/START doma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10.H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575416577592" calcext:value-type="float">
            <text:p>2.4575416577592</text:p>
          </table:table-cell>
          <table:table-cell table:style-name="ce24" office:value-type="string" calcext:value-type="string">
            <text:p>SMc0097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lation, ribosomal structure and biogenesis</text:p>
          </table:table-cell>
          <table:table-cell table:style-name="ce17" office:value-type="string" calcext:value-type="string">
            <text:p>Predicted rRNA methylase YqxC, contains S4 and FtsJ domain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30.D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612137004082" calcext:value-type="float">
            <text:p>2.4612137004082</text:p>
          </table:table-cell>
          <table:table-cell table:style-name="ce24" office:value-type="string" calcext:value-type="string">
            <text:p>SM_b2017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BC-type branched-chain amino acid transport system, periplasmic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7.B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7495065247508" calcext:value-type="float">
            <text:p>2.47495065247508</text:p>
          </table:table-cell>
          <table:table-cell table:style-name="ce24" office:value-type="string" calcext:value-type="string">
            <text:p>SMc0272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A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30.B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7949307069312" calcext:value-type="float">
            <text:p>2.47949307069312</text:p>
          </table:table-cell>
          <table:table-cell table:style-name="ce24" office:value-type="string" calcext:value-type="string">
            <text:p>SMc0235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BC-type branched-chain amino acid transport system, ATP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9.H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8018081874146" calcext:value-type="float">
            <text:p>2.48018081874146</text:p>
          </table:table-cell>
          <table:table-cell table:style-name="ce24" office:value-type="string" calcext:value-type="string">
            <text:p>SMa018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Predicted epimerase YddE/YHI9, PhzF super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7.D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8343515459562" calcext:value-type="float">
            <text:p>2.48343515459562</text:p>
          </table:table-cell>
          <table:table-cell table:style-name="ce24" office:value-type="string" calcext:value-type="string">
            <text:p>SM_b20940</text:p>
          </table:table-cell>
          <table:table-cell table:style-name="ce25" office:value-type="string" calcext:value-type="string">
            <text:p>exsB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lation, ribosomal structure and biogenesis</text:p>
          </table:table-cell>
          <table:table-cell table:style-name="ce17" office:value-type="string" calcext:value-type="string">
            <text:p>7-cyano-7-deazaguanine synthase (queuosine biosynthesis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9.A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8613985845428" calcext:value-type="float">
            <text:p>2.48613985845428</text:p>
          </table:table-cell>
          <table:table-cell table:style-name="ce24" office:value-type="string" calcext:value-type="string">
            <text:p>SMa2331</text:p>
          </table:table-cell>
          <table:table-cell table:style-name="ce25" office:value-type="string" calcext:value-type="string">
            <text:p>kdpB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High-affinity K+ transport system, ATPase chain B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5.B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8910773103265" calcext:value-type="float">
            <text:p>2.48910773103265</text:p>
          </table:table-cell>
          <table:table-cell table:style-name="ce24" office:value-type="string" calcext:value-type="string">
            <text:p>SM_b2153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LysR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5.13.H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9100230770408" calcext:value-type="float">
            <text:p>2.49100230770408</text:p>
          </table:table-cell>
          <table:table-cell table:style-name="ce24" office:value-type="string" calcext:value-type="string">
            <text:p>SMc0325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GntR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3.D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9179697297478" calcext:value-type="float">
            <text:p>2.49179697297478</text:p>
          </table:table-cell>
          <table:table-cell table:style-name="ce24" office:value-type="string" calcext:value-type="string">
            <text:p>SM_b2064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Predicted oxidoreductase (related to aryl-alcohol dehydrogenas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5.F0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49263597396257" calcext:value-type="float">
            <text:p>2.49263597396257</text:p>
          </table:table-cell>
          <table:table-cell table:style-name="ce24" office:value-type="string" calcext:value-type="string">
            <text:p>SMc0412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ABC-type uncharacterized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18.C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0279590240768" calcext:value-type="float">
            <text:p>2.50279590240768</text:p>
          </table:table-cell>
          <table:table-cell table:style-name="ce24" office:value-type="string" calcext:value-type="string">
            <text:p>SMa001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TPR repea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30.E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1929602932992" calcext:value-type="float">
            <text:p>2.51929602932992</text:p>
          </table:table-cell>
          <table:table-cell table:style-name="ce24" office:value-type="string" calcext:value-type="string">
            <text:p>SM_b2046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Cell motility</text:p>
          </table:table-cell>
          <table:table-cell table:style-name="ce17" office:value-type="string" calcext:value-type="string">
            <text:p>Glycosyltransferase, catalytic subunit of cellulose synthase and poly-beta-1,6-N-acetylglucosamine synth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H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2184542950785" calcext:value-type="float">
            <text:p>2.52184542950785</text:p>
          </table:table-cell>
          <table:table-cell table:style-name="ce24" office:value-type="string" calcext:value-type="string">
            <text:p>SMa196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Putative intracellular protease/amid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7.A1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341057184113" calcext:value-type="float">
            <text:p>2.5341057184113</text:p>
          </table:table-cell>
          <table:table-cell table:style-name="ce24" office:value-type="string" calcext:value-type="string">
            <text:p>SM_b2028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BC-type spermidine/putrescine transport system, permease component I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6.B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3461529984308" calcext:value-type="float">
            <text:p>2.53461529984308</text:p>
          </table:table-cell>
          <table:table-cell table:style-name="ce24" office:value-type="string" calcext:value-type="string">
            <text:p>SM_b21087</text:p>
          </table:table-cell>
          <table:table-cell table:style-name="ce25" office:value-type="string" calcext:value-type="string">
            <text:p>traA2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Replication, recombination and repair</text:p>
          </table:table-cell>
          <table:table-cell table:style-name="ce17" office:value-type="string" calcext:value-type="string">
            <text:p>ATP-dependent exoDNAse (exonuclease V), alpha subunit, helicase superfamily I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30.E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4341341119594" calcext:value-type="float">
            <text:p>2.54341341119594</text:p>
          </table:table-cell>
          <table:table-cell table:style-name="ce24" office:value-type="string" calcext:value-type="string">
            <text:p>SMc0077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FAD/FMN-containing dehydrogen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9.F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4945506768146" calcext:value-type="float">
            <text:p>2.54945506768146</text:p>
          </table:table-cell>
          <table:table-cell table:style-name="ce24" office:value-type="string" calcext:value-type="string">
            <text:p>SMc0031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Predicted perme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30.C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5431303188532" calcext:value-type="float">
            <text:p>2.55431303188532</text:p>
          </table:table-cell>
          <table:table-cell table:style-name="ce24" office:value-type="string" calcext:value-type="string">
            <text:p>SM_b20652</text:p>
          </table:table-cell>
          <table:table-cell table:style-name="ce25" office:value-type="string" calcext:value-type="string">
            <text:p>asnB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sparagine synthetase B (glutamine-hydrolyzing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17.E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5598762465831" calcext:value-type="float">
            <text:p>2.55598762465831</text:p>
          </table:table-cell>
          <table:table-cell table:style-name="ce24" office:value-type="string" calcext:value-type="string">
            <text:p>SMa151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ABC-type uncharacterized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H1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5748422329129" calcext:value-type="float">
            <text:p>2.55748422329129</text:p>
          </table:table-cell>
          <table:table-cell table:style-name="ce24" office:value-type="string" calcext:value-type="string">
            <text:p>SMa231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sugar transport system, ATP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5.F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5807389158411" calcext:value-type="float">
            <text:p>2.55807389158411</text:p>
          </table:table-cell>
          <table:table-cell table:style-name="ce24" office:value-type="string" calcext:value-type="string">
            <text:p>SM_b2036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BC-type Fe3+/spermidine/putrescine transport systems, ATPase component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30.E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6196492520703" calcext:value-type="float">
            <text:p>2.56196492520703</text:p>
          </table:table-cell>
          <table:table-cell table:style-name="ce24" office:value-type="string" calcext:value-type="string">
            <text:p>SMc0285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MarR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6.G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6327060517783" calcext:value-type="float">
            <text:p>2.56327060517783</text:p>
          </table:table-cell>
          <table:table-cell table:style-name="ce24" office:value-type="string" calcext:value-type="string">
            <text:p>SMc04280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Intracellular trafficking, secretion, and vesicular transport</text:p>
          </table:table-cell>
          <table:table-cell table:style-name="ce17" office:value-type="string" calcext:value-type="string">
            <text:p>Flp pilus assembly protein TadG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30.E0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6931225399403" calcext:value-type="float">
            <text:p>2.56931225399403</text:p>
          </table:table-cell>
          <table:table-cell table:style-name="ce24" office:value-type="string" calcext:value-type="string">
            <text:p>SMc0396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oenzyme transport and metabolism</text:p>
          </table:table-cell>
          <table:table-cell table:style-name="ce17" office:value-type="string" calcext:value-type="string">
            <text:p>Flavin-dependent oxidoreductase, luciferase family (includes alkanesulfonate monooxygenase SsuD and methylene tetrahydromethanopterin reductas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E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57090559921607" calcext:value-type="float">
            <text:p>2.57090559921607</text:p>
          </table:table-cell>
          <table:table-cell table:style-name="ce24" office:value-type="string" calcext:value-type="string">
            <text:p>SMc0431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ABC-type proline/glycine betaine transport system, periplasmic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6.H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60109929624041" calcext:value-type="float">
            <text:p>2.60109929624041</text:p>
          </table:table-cell>
          <table:table-cell table:style-name="ce24" office:value-type="string" calcext:value-type="string">
            <text:p>SMc03877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Replication, recombination and repair</text:p>
          </table:table-cell>
          <table:table-cell table:style-name="ce17" office:value-type="string" calcext:value-type="string">
            <text:p>Superfamily II DNA and RNA helic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6.G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60780020180502" calcext:value-type="float">
            <text:p>2.60780020180502</text:p>
          </table:table-cell>
          <table:table-cell table:style-name="ce24" office:value-type="string" calcext:value-type="string">
            <text:p>SMa1454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AraC-type DNA-binding domain and AraC-containing protein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9.C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60821681875306" calcext:value-type="float">
            <text:p>2.60821681875306</text:p>
          </table:table-cell>
          <table:table-cell table:style-name="ce24" office:value-type="string" calcext:value-type="string">
            <text:p>SM_b2097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glycerol-3-phosphate transport system, periplasmic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03.D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61193742240595" calcext:value-type="float">
            <text:p>2.61193742240595</text:p>
          </table:table-cell>
          <table:table-cell table:style-name="ce24" office:value-type="string" calcext:value-type="string">
            <text:p>SMc03313</text:p>
          </table:table-cell>
          <table:table-cell table:style-name="ce25" office:value-type="string" calcext:value-type="string">
            <text:p>TRm11a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Mobilome</text:p>
          </table:table-cell>
          <table:table-cell table:style-name="ce17" office:value-type="string" calcext:value-type="string">
            <text:p>Mobilome: prophages, transposons</text:p>
          </table:table-cell>
          <table:table-cell table:style-name="ce17" office:value-type="string" calcext:value-type="string">
            <text:p>Transpos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3.C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62166698341659" calcext:value-type="float">
            <text:p>2.62166698341659</text:p>
          </table:table-cell>
          <table:table-cell table:style-name="ce24" office:value-type="string" calcext:value-type="string">
            <text:p>SM_b20406</text:p>
          </table:table-cell>
          <table:table-cell table:style-name="ce25" office:value-type="string" calcext:value-type="string">
            <text:p>hyuA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Amino Acid metabolism and transport</text:p>
          </table:table-cell>
          <table:table-cell table:style-name="ce17" office:value-type="string" calcext:value-type="string">
            <text:p>N-methylhydantoinase A/oxoprolinase/acetone carboxylase, beta subuni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6.C07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62188786540232" calcext:value-type="float">
            <text:p>2.62188786540232</text:p>
          </table:table-cell>
          <table:table-cell table:style-name="ce24" office:value-type="string" calcext:value-type="string">
            <text:p>SM_b2027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conserved protein, DUF849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6.F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62513054262864" calcext:value-type="float">
            <text:p>2.62513054262864</text:p>
          </table:table-cell>
          <table:table-cell table:style-name="ce24" office:value-type="string" calcext:value-type="string">
            <text:p>SM_b2011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Glycogen debranching enzyme (alpha-1,6-glucosidas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F10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63357780845588" calcext:value-type="float">
            <text:p>2.63357780845588</text:p>
          </table:table-cell>
          <table:table-cell table:style-name="ce24" office:value-type="string" calcext:value-type="string">
            <text:p>SM_b20327</text:p>
          </table:table-cell>
          <table:table-cell table:style-name="ce25" office:value-type="string" calcext:value-type="string">
            <text:p>thuG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ABC-type glycerol-3-phosphate transport system, permease component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7.C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64569094449684" calcext:value-type="float">
            <text:p>2.64569094449684</text:p>
          </table:table-cell>
          <table:table-cell table:style-name="ce24" office:value-type="string" calcext:value-type="string">
            <text:p>SMc0163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Lipid transport and metabolism</text:p>
          </table:table-cell>
          <table:table-cell table:style-name="ce17" office:value-type="string" calcext:value-type="string">
            <text:p>Acyl-CoA dehydrogenase related to the alkylation response protein AidB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F12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66424604079447" calcext:value-type="float">
            <text:p>2.66424604079447</text:p>
          </table:table-cell>
          <table:table-cell table:style-name="ce24" office:value-type="string" calcext:value-type="string">
            <text:p>SM_b20932</text:p>
          </table:table-cell>
          <table:table-cell table:style-name="ce25" office:value-type="string" calcext:value-type="string">
            <text:p>exsH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Carbohydrate metabolism and transport</text:p>
          </table:table-cell>
          <table:table-cell table:style-name="ce17" office:value-type="string" calcext:value-type="string">
            <text:p>Beta-glucanase, GH16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6.B03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67686940271685" calcext:value-type="float">
            <text:p>2.67686940271685</text:p>
          </table:table-cell>
          <table:table-cell table:style-name="ce24" office:value-type="string" calcext:value-type="string">
            <text:p>SM_b2003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MocR family, contains an aminotransferase doma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2.29.H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71278080761799" calcext:value-type="float">
            <text:p>2.71278080761799</text:p>
          </table:table-cell>
          <table:table-cell table:style-name="ce24" office:value-type="string" calcext:value-type="string">
            <text:p>SM_b2086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Integral membrane sensor domain MASE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6.E0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71285767736081" calcext:value-type="float">
            <text:p>2.71285767736081</text:p>
          </table:table-cell>
          <table:table-cell table:style-name="ce24" office:value-type="string" calcext:value-type="string">
            <text:p>SMc02843</text:p>
          </table:table-cell>
          <table:table-cell table:style-name="ce25" office:value-type="string" calcext:value-type="string">
            <text:p>nth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Replication, recombination and repair</text:p>
          </table:table-cell>
          <table:table-cell table:style-name="ce17" office:value-type="string" calcext:value-type="string">
            <text:p>Endonuclease III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4.23.B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73708636551932" calcext:value-type="float">
            <text:p>2.73708636551932</text:p>
          </table:table-cell>
          <table:table-cell table:style-name="ce24" office:value-type="string" calcext:value-type="string">
            <text:p>SMa2381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cription</text:p>
          </table:table-cell>
          <table:table-cell table:style-name="ce17" office:value-type="string" calcext:value-type="string">
            <text:p>DNA-binding transcriptional regulator, AcrR family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D06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74600428047493" calcext:value-type="float">
            <text:p>2.74600428047493</text:p>
          </table:table-cell>
          <table:table-cell table:style-name="ce24" office:value-type="string" calcext:value-type="string">
            <text:p>SMa0934</text:p>
          </table:table-cell>
          <table:table-cell table:style-name="ce25" office:value-type="string" calcext:value-type="string">
            <text:p>traA1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Replication, recombination and repair</text:p>
          </table:table-cell>
          <table:table-cell table:style-name="ce17" office:value-type="string" calcext:value-type="string">
            <text:p>ATP-dependent exoDNAse (exonuclease V), alpha subunit, helicase superfamily I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2.B04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74817884947451" calcext:value-type="float">
            <text:p>2.74817884947451</text:p>
          </table:table-cell>
          <table:table-cell table:style-name="ce24" office:value-type="string" calcext:value-type="string">
            <text:p>SMc00826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INFORMATION STORAGE AND PROCESSING</text:p>
          </table:table-cell>
          <table:table-cell table:style-name="ce17" office:value-type="string" calcext:value-type="string">
            <text:p>Translation, ribosomal structure and biogenesis</text:p>
          </table:table-cell>
          <table:table-cell table:style-name="ce17" office:value-type="string" calcext:value-type="string">
            <text:p>16S rRNA U1498 N3-methylase Rsm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9.B11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77617541381605" calcext:value-type="float">
            <text:p>2.77617541381605</text:p>
          </table:table-cell>
          <table:table-cell table:style-name="ce24" office:value-type="string" calcext:value-type="string">
            <text:p>SM_b20103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Inorganic ion transport and metabolism</text:p>
          </table:table-cell>
          <table:table-cell table:style-name="ce17" office:value-type="string" calcext:value-type="string">
            <text:p>Predicted flavoprotein CzcO associated with the cation diffusion facilitator CzcD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B08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Induced</text:p>
          </table:table-cell>
          <table:table-cell table:style-name="ce27" office:value-type="float" office:value="2.79615237000508" calcext:value-type="float">
            <text:p>2.79615237000508</text:p>
          </table:table-cell>
          <table:table-cell table:style-name="ce24" office:value-type="string" calcext:value-type="string">
            <text:p>SMc00768</text:p>
          </table:table-cell>
          <table:table-cell table:style-name="ce25" office:value-type="string" calcext:value-type="string">
            <text:p>aceA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Energy production and conversion</text:p>
          </table:table-cell>
          <table:table-cell table:style-name="ce17" office:value-type="string" calcext:value-type="string">
            <text:p>Isocitrate ly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3.26.G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85492487036192" calcext:value-type="float">
            <text:p>2.85492487036192</text:p>
          </table:table-cell>
          <table:table-cell table:style-name="ce24" office:value-type="string" calcext:value-type="string">
            <text:p>SMc02159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METABOLISM</text:p>
          </table:table-cell>
          <table:table-cell table:style-name="ce17" office:value-type="string" calcext:value-type="string">
            <text:p>Lipid transport and metabolism</text:p>
          </table:table-cell>
          <table:table-cell table:style-name="ce17" office:value-type="string" calcext:value-type="string">
            <text:p>Phosphatidylglycerophosphate synthas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F05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86210289562236" calcext:value-type="float">
            <text:p>2.86210289562236</text:p>
          </table:table-cell>
          <table:table-cell table:style-name="ce24" office:value-type="string" calcext:value-type="string">
            <text:p>SM_b20702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General Functional Prediction only</text:p>
          </table:table-cell>
          <table:table-cell table:style-name="ce17" office:value-type="string" calcext:value-type="string">
            <text:p>TolB amino-terminal domain (function unknown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26.A08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87283643453014" calcext:value-type="float">
            <text:p>2.87283643453014</text:p>
          </table:table-cell>
          <table:table-cell table:style-name="ce24" office:value-type="string" calcext:value-type="string">
            <text:p>SMc03928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POORLY CHARACTERIZED</text:p>
          </table:table-cell>
          <table:table-cell table:style-name="ce17" office:value-type="string" calcext:value-type="string">
            <text:p>Function Unknown</text:p>
          </table:table-cell>
          <table:table-cell table:style-name="ce17" office:value-type="string" calcext:value-type="string">
            <text:p>Uncharacterized protei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1mTn5STM.1.07.H09</text:p>
          </table:table-cell>
          <table:table-cell table:style-name="ce16" office:value-type="string" calcext:value-type="string">
            <text:p>+</text:p>
          </table:table-cell>
          <table:table-cell table:style-name="ce16"/>
          <table:table-cell table:style-name="ce27" office:value-type="float" office:value="2.96887842773621" calcext:value-type="float">
            <text:p>2.96887842773621</text:p>
          </table:table-cell>
          <table:table-cell table:style-name="ce24" office:value-type="string" calcext:value-type="string">
            <text:p>SMa2325</text:p>
          </table:table-cell>
          <table:table-cell table:style-name="ce25" office:value-type="string" calcext:value-type="string">
            <text:p>-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ELLULAR PROCESSES AND SIGNALING</text:p>
          </table:table-cell>
          <table:table-cell table:style-name="ce17" office:value-type="string" calcext:value-type="string">
            <text:p>Signal transduction mechanisms</text:p>
          </table:table-cell>
          <table:table-cell table:style-name="ce17" office:value-type="string" calcext:value-type="string">
            <text:p>DNA-binding response regulator, OmpR family, contains REC and winged-helix (wHTH) domain</text:p>
          </table:table-cell>
          <table:table-cell table:number-columns-repeated="1012"/>
        </table:table-row>
        <table:table-row table:style-name="ro2" table:number-rows-repeated="95">
          <table:table-cell table:style-name="ce14" table:number-columns-repeated="3"/>
          <table:table-cell table:style-name="ce27"/>
          <table:table-cell table:style-name="ce14" table:number-columns-repeated="2"/>
          <table:table-cell table:style-name="ce17" table:number-columns-repeated="4"/>
          <table:table-cell table:number-columns-repeated="1012"/>
        </table:table-row>
        <table:table-row table:style-name="ro2" table:number-rows-repeated="1048124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'Mutants with altered fitness PI'.E2:'Mutants with altered fitness PI'.E356">
            <calcext:condition calcext:apply-style-name="Sin título1" calcext:value="duplicate" calcext:base-cell-address="'Mutants with altered fitness PI'.E2"/>
          </calcext:conditional-format>
        </calcext:conditional-formats>
      </table:table>
      <table:table table:name="COG.Count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49" office:value-type="string" calcext:value-type="string" table:number-columns-spanned="1" table:number-rows-spanned="2">
            <text:p>COG Category</text:p>
          </table:table-cell>
          <table:table-cell table:style-name="ce49" office:value-type="string" calcext:value-type="string">
            <text:p>PI</text:p>
          </table:table-cell>
          <table:table-cell table:style-name="ce49" office:value-type="string" calcext:value-type="string">
            <text:p>PI+</text:p>
          </table:table-cell>
          <table:table-cell table:style-name="ce49" office:value-type="string" calcext:value-type="string">
            <text:p>PI-</text:p>
          </table:table-cell>
          <table:table-cell table:style-name="ce49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style-name="ce50"/>
          <table:table-cell table:number-columns-repeated="3" table:style-name="ce50" office:value-type="string" calcext:value-type="string">
            <text:p>N</text:p>
          </table:table-cell>
          <table:covered-table-cell table:style-name="ce50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rgy production and conversion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l cycle control, cell division, chromosome partitioning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mino Acid metabolism and transport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otide metabolism and transport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bohydrate metabolism and transport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enzyme transport and metabolism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pid transport and metabolism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lation, ribosomal structure and biogenesis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cription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ication, recombination and repair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ll wall/membrane/envelop biogenesis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l motility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-translational modification, protein turnover, chaperone functions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organic ion transport and metabolism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ary metabolites biosynthesis, transport and catabolism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Functional Prediction only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ction Unknown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gnal transduction mechanisms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acellular trafficking, secretion, and vesicular transport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e mechanisms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ellular structures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bilome: prophages, transposons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found in COGs</text:p>
          </table:table-cell>
        </table:table-row>
      </table:table>
      <table:table table:name="COG Percent" table:style-name="ta1">
        <office:forms form:automatic-focus="false" form:apply-design-mode="false"/>
        <table:table-column table:style-name="co16" table:default-cell-style-name="ce34"/>
        <table:table-column table:style-name="co17" table:default-cell-style-name="ce36"/>
        <table:table-column table:style-name="co18" table:number-columns-repeated="2" table:default-cell-style-name="ce36"/>
        <table:table-column table:style-name="co19" table:default-cell-style-name="Default"/>
        <table:table-column table:style-name="co17" table:number-columns-repeated="2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7" table:number-columns-repeated="4" table:default-cell-style-name="Default"/>
        <table:table-column table:style-name="co18" table:default-cell-style-name="Default"/>
        <table:table-row table:style-name="ro2">
          <table:table-cell table:style-name="ce33"/>
          <table:table-cell table:style-name="ce35" office:value-type="string" calcext:value-type="string">
            <text:p>PI</text:p>
          </table:table-cell>
          <table:table-cell table:style-name="ce35" office:value-type="string" calcext:value-type="string">
            <text:p>PI+</text:p>
          </table:table-cell>
          <table:table-cell table:style-name="ce35" office:value-type="string" calcext:value-type="string">
            <text:p>PI-</text:p>
          </table:table-cell>
          <table:table-cell table:style-name="ce35" office:value-type="string" calcext:value-type="string">
            <text:p>Description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4.31893687707641" calcext:value-type="float">
            <text:p>4,31893687707641</text:p>
          </table:table-cell>
          <table:table-cell office:value-type="float" office:value="2.85714285714286" calcext:value-type="float">
            <text:p>2,85714285714286</text:p>
          </table:table-cell>
          <table:table-cell office:value-type="float" office:value="7.77777777777778" calcext:value-type="float">
            <text:p>7,77777777777778</text:p>
          </table:table-cell>
          <table:table-cell office:value-type="string" calcext:value-type="string">
            <text:p>Energy production and conversion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0.996677740863787" calcext:value-type="float">
            <text:p>0,996677740863787</text:p>
          </table:table-cell>
          <table:table-cell office:value-type="float" office:value="1.42857142857143" calcext:value-type="float">
            <text:p>1,42857142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l cycle control, cell division, chromosome partitioning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2.9568106312292" calcext:value-type="float">
            <text:p>12,956810631229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ino Acid metabolism and transpor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1.66112956810631" calcext:value-type="float">
            <text:p>1,66112956810631</text:p>
          </table:table-cell>
          <table:table-cell office:value-type="float" office:value="1.9047619047619" calcext:value-type="float">
            <text:p>1,9047619047619</text:p>
          </table:table-cell>
          <table:table-cell office:value-type="float" office:value="1.11111111111111" calcext:value-type="float">
            <text:p>1,11111111111111</text:p>
          </table:table-cell>
          <table:table-cell office:value-type="string" calcext:value-type="string">
            <text:p>Nucleotide metabolism and transpor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14.6179401993355" calcext:value-type="float">
            <text:p>14,6179401993355</text:p>
          </table:table-cell>
          <table:table-cell office:value-type="float" office:value="16.6666666666667" calcext:value-type="float">
            <text:p>16,66666666666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 and transpor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3.32225913621263" calcext:value-type="float">
            <text:p>3,32225913621263</text:p>
          </table:table-cell>
          <table:table-cell office:value-type="float" office:value="2.85714285714286" calcext:value-type="float">
            <text:p>2,85714285714286</text:p>
          </table:table-cell>
          <table:table-cell office:value-type="float" office:value="4.44444444444444" calcext:value-type="float">
            <text:p>4,44444444444444</text:p>
          </table:table-cell>
          <table:table-cell office:value-type="string" calcext:value-type="string">
            <text:p>Coenzyme transport and metabolism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3.32225913621263" calcext:value-type="float">
            <text:p>3,32225913621263</text:p>
          </table:table-cell>
          <table:table-cell table:number-columns-repeated="2" office:value-type="float" office:value="3.33333333333333" calcext:value-type="float">
            <text:p>3,33333333333333</text:p>
          </table:table-cell>
          <table:table-cell office:value-type="string" calcext:value-type="string">
            <text:p>Lipid transport and metabolism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2.99003322259136" calcext:value-type="float">
            <text:p>2,99003322259136</text:p>
          </table:table-cell>
          <table:table-cell office:value-type="float" office:value="3.80952380952381" calcext:value-type="float">
            <text:p>3,80952380952381</text:p>
          </table:table-cell>
          <table:table-cell office:value-type="float" office:value="1.11111111111111" calcext:value-type="float">
            <text:p>1,11111111111111</text:p>
          </table:table-cell>
          <table:table-cell office:value-type="string" calcext:value-type="string">
            <text:p>Translation, ribosomal structure and biogenesi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7.30897009966777" calcext:value-type="float">
            <text:p>7,30897009966777</text:p>
          </table:table-cell>
          <table:table-cell office:value-type="float" office:value="5.71428571428571" calcext:value-type="float">
            <text:p>5,71428571428571</text:p>
          </table:table-cell>
          <table:table-cell office:value-type="float" office:value="11.1111111111111" calcext:value-type="float">
            <text:p>11,1111111111111</text:p>
          </table:table-cell>
          <table:table-cell office:value-type="string" calcext:value-type="string">
            <text:p>Transcription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3.32225913621263" calcext:value-type="float">
            <text:p>3,32225913621263</text:p>
          </table:table-cell>
          <table:table-cell office:value-type="float" office:value="4.76190476190476" calcext:value-type="float">
            <text:p>4,76190476190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ication, recombination and repai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6.64451827242525" calcext:value-type="float">
            <text:p>6,64451827242525</text:p>
          </table:table-cell>
          <table:table-cell office:value-type="float" office:value="3.33333333333333" calcext:value-type="float">
            <text:p>3,33333333333333</text:p>
          </table:table-cell>
          <table:table-cell office:value-type="float" office:value="14.4444444444444" calcext:value-type="float">
            <text:p>14,4444444444444</text:p>
          </table:table-cell>
          <table:table-cell office:value-type="string" calcext:value-type="string">
            <text:p>Cell wall/membrane/envelop biogenesi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0.664451827242525" calcext:value-type="float">
            <text:p>0,664451827242525</text:p>
          </table:table-cell>
          <table:table-cell office:value-type="float" office:value="0.952380952380952" calcext:value-type="float">
            <text:p>0,952380952380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l motili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2.32558139534884" calcext:value-type="float">
            <text:p>2,32558139534884</text:p>
          </table:table-cell>
          <table:table-cell office:value-type="float" office:value="1.9047619047619" calcext:value-type="float">
            <text:p>1,9047619047619</text:p>
          </table:table-cell>
          <table:table-cell office:value-type="float" office:value="3.33333333333333" calcext:value-type="float">
            <text:p>3,33333333333333</text:p>
          </table:table-cell>
          <table:table-cell office:value-type="string" calcext:value-type="string">
            <text:p>Post-translational modification, protein turnover, chaperone function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5.98006644518272" calcext:value-type="float">
            <text:p>5,98006644518272</text:p>
          </table:table-cell>
          <table:table-cell office:value-type="float" office:value="5.71428571428571" calcext:value-type="float">
            <text:p>5,71428571428571</text:p>
          </table:table-cell>
          <table:table-cell office:value-type="float" office:value="6.66666666666667" calcext:value-type="float">
            <text:p>6,66666666666667</text:p>
          </table:table-cell>
          <table:table-cell office:value-type="string" calcext:value-type="string">
            <text:p>Inorganic ion transport and metabolism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1.99335548172757" calcext:value-type="float">
            <text:p>1,99335548172757</text:p>
          </table:table-cell>
          <table:table-cell office:value-type="float" office:value="1.9047619047619" calcext:value-type="float">
            <text:p>1,9047619047619</text:p>
          </table:table-cell>
          <table:table-cell office:value-type="float" office:value="2.22222222222222" calcext:value-type="float">
            <text:p>2,22222222222222</text:p>
          </table:table-cell>
          <table:table-cell office:value-type="string" calcext:value-type="string">
            <text:p>Secondary metabolites biosynthesis, transport and catabolism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6.97674418604651" calcext:value-type="float">
            <text:p>6,97674418604651</text:p>
          </table:table-cell>
          <table:table-cell office:value-type="float" office:value="9.04761904761905" calcext:value-type="float">
            <text:p>9,04761904761905</text:p>
          </table:table-cell>
          <table:table-cell office:value-type="float" office:value="2.22222222222222" calcext:value-type="float">
            <text:p>2,22222222222222</text:p>
          </table:table-cell>
          <table:table-cell office:value-type="string" calcext:value-type="string">
            <text:p>General Functional Prediction onl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6.31229235880399" calcext:value-type="float">
            <text:p>6,31229235880399</text:p>
          </table:table-cell>
          <table:table-cell office:value-type="float" office:value="7.61904761904762" calcext:value-type="float">
            <text:p>7,61904761904762</text:p>
          </table:table-cell>
          <table:table-cell office:value-type="float" office:value="3.33333333333333" calcext:value-type="float">
            <text:p>3,33333333333333</text:p>
          </table:table-cell>
          <table:table-cell office:value-type="string" calcext:value-type="string">
            <text:p>Function Unknown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4.31893687707641" calcext:value-type="float">
            <text:p>4,31893687707641</text:p>
          </table:table-cell>
          <table:table-cell office:value-type="float" office:value="4.28571428571429" calcext:value-type="float">
            <text:p>4,28571428571429</text:p>
          </table:table-cell>
          <table:table-cell office:value-type="float" office:value="3.33333333333333" calcext:value-type="float">
            <text:p>3,33333333333333</text:p>
          </table:table-cell>
          <table:table-cell office:value-type="string" calcext:value-type="string">
            <text:p>Signal transduction mechanism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0.996677740863787" calcext:value-type="float">
            <text:p>0,996677740863787</text:p>
          </table:table-cell>
          <table:table-cell office:value-type="float" office:value="0.952380952380952" calcext:value-type="float">
            <text:p>0,952380952380952</text:p>
          </table:table-cell>
          <table:table-cell office:value-type="float" office:value="1.11111111111111" calcext:value-type="float">
            <text:p>1,11111111111111</text:p>
          </table:table-cell>
          <table:table-cell office:value-type="string" calcext:value-type="string">
            <text:p>Intracellular trafficking, secretion, and vesicular transpor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.32890365448505" calcext:value-type="float">
            <text:p>1,32890365448505</text:p>
          </table:table-cell>
          <table:table-cell office:value-type="float" office:value="1.42857142857143" calcext:value-type="float">
            <text:p>1,42857142857143</text:p>
          </table:table-cell>
          <table:table-cell office:value-type="float" office:value="1.11111111111111" calcext:value-type="float">
            <text:p>1,11111111111111</text:p>
          </table:table-cell>
          <table:table-cell office:value-type="string" calcext:value-type="string">
            <text:p>Defense mechanism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0.332225913621262" calcext:value-type="float">
            <text:p>0,332225913621262</text:p>
          </table:table-cell>
          <table:table-cell office:value-type="float" office:value="0.476190476190476" calcext:value-type="float">
            <text:p>0,476190476190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ellular structure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.66112956810631" calcext:value-type="float">
            <text:p>1,66112956810631</text:p>
          </table:table-cell>
          <table:table-cell office:value-type="float" office:value="2.38095238095238" calcext:value-type="float">
            <text:p>2,38095238095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bilome: prophages, transposon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A.</text:p>
          </table:table-cell>
          <table:table-cell office:value-type="float" office:value="5.64784053156146" calcext:value-type="float">
            <text:p>5,64784053156146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3.33333333333333" calcext:value-type="float">
            <text:p>3,33333333333333</text:p>
          </table:table-cell>
          <table:table-cell office:value-type="string" calcext:value-type="string">
            <text:p>Not found in COGs</text:p>
          </table:table-cell>
          <table:table-cell table:number-columns-repeated="15"/>
        </table:table-row>
        <calcext:conditional-formats>
          <calcext:conditional-format calcext:target-range-address="'COG Percent'.B2:'COG Percent'.D24">
            <calcext:color-scale>
              <calcext:color-scale-entry calcext:value="0" calcext:type="number" calcext:color="#fafafa"/>
              <calcext:color-scale-entry calcext:value="50" calcext:type="percentile" calcext:color="#ffff00"/>
              <calcext:color-scale-entry calcext:value="0" calcext:type="maximum" calcext:color="#4caf5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Mutants with altered fitness PI'.A1:'Mutants with altered fitness PI'.J35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8P0" style:volatile="true" number:language="es" number:country="AR">
      <number:currency-symbol/>
      <number:text> </number:text>
      <number:number number:decimal-places="0" number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number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number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number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number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number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number-style style:name="N10116P0" style:volatile="true" number:language="es" number:country="AR">
      <number:number number:decimal-places="0" number:min-decimal-places="0" number:min-integer-digits="1" number:grouping="true"/>
    </number:number-style>
    <number:number-style style:name="N10116" number:language="es" number:country="AR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0" number:min-decimal-places="0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number:min-decimal-places="2" number:min-integer-digits="1" number:grouping="true"/>
    </number:number-style>
    <number:number-style style:name="N10118" number:language="es" number:country="AR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number:min-decimal-places="2" number:min-integer-digits="1" number:grouping="true"/>
    </number:number-style>
    <number:number-style style:name="N10119" number:language="es" number:country="A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s" number:country="A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s" number:country="AR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s" number:country="AR">
      <number:text> </number:text>
      <number:fill-character> </number:fill-character>
      <number:text>- </number:text>
    </number:number-style>
    <number:text-style style:name="N10123" number:language="es" number:country="A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7P0" style:volatile="true" number:language="es" number:country="AR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7P1" style:volatile="true" number:language="es" number:country="AR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0127P2" style:volatile="true" number:language="es" number:country="AR">
      <number:currency-symbol/>
      <number:text> </number:text>
      <number:fill-character> </number:fill-character>
      <number:text>- </number:text>
    </number:currency-style>
    <number:text-style style:name="N10127" number:language="es" number:country="A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A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s" number:country="AR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s" number:country="A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s" number:country="A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5P0" style:volatile="true" number:language="es" number:country="AR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5P1" style:volatile="true" number:language="es" number:country="AR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0135P2" style:volatile="true" number:language="es" number:country="AR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5" number:language="es" number:country="A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5983b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2:16:56.5609590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7.2.2.2$Linux_X86_64 LibreOffice_project/20$Build-2</meta:generator>
    <dc:date>2021-11-11T12:21:48.839257612</dc:date>
    <meta:editing-duration>P13DT10H44M35S</meta:editing-duration>
    <meta:editing-cycles>48</meta:editing-cycles>
    <meta:document-statistic meta:table-count="3" meta:cell-count="3408" meta:object-count="0"/>
  </office:meta>
</office:document-meta>
</file>